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8.603cm" table:align="margins"/>
    </style:style>
    <style:style style:name="Tableau1.A" style:family="table-column">
      <style:table-column-properties style:column-width="3.522cm" style:rel-column-width="8070*"/>
    </style:style>
    <style:style style:name="Tableau1.B" style:family="table-column">
      <style:table-column-properties style:column-width="8.608cm" style:rel-column-width="19721*"/>
    </style:style>
    <style:style style:name="Tableau1.C" style:family="table-column">
      <style:table-column-properties style:column-width="16.473cm" style:rel-column-width="37744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C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Preformatted_20_Text">
      <style:paragraph-properties fo:padding="0.049cm" fo:border-left="0.06pt solid #000000" fo:border-right="0.06pt solid #000000" fo:border-top="none" fo:border-bottom="none"/>
      <style:text-properties style:font-name="DejaVu Sans Condensed" fo:font-size="8pt" style:font-size-asian="8pt" style:font-size-complex="8pt"/>
    </style:style>
    <style:style style:name="P2" style:family="paragraph" style:parent-style-name="Preformatted_20_Text">
      <style:paragraph-properties fo:padding="0.049cm" fo:border="none"/>
      <style:text-properties style:font-name="DejaVu Sans Condensed" fo:font-size="8pt" officeooo:rsid="00252667" officeooo:paragraph-rsid="00252667" style:font-size-asian="8pt" style:font-size-complex="8pt"/>
    </style:style>
    <style:style style:name="P3" style:family="paragraph" style:parent-style-name="Preformatted_20_Text">
      <style:paragraph-properties fo:text-align="start" style:justify-single-word="false" fo:padding="0.049cm" fo:border="none"/>
      <style:text-properties style:font-name="DejaVu Sans Condensed" fo:font-size="8pt" officeooo:rsid="00252667" officeooo:paragraph-rsid="0028d679" style:font-size-asian="8pt" style:font-size-complex="8pt"/>
    </style:style>
    <style:style style:name="P4" style:family="paragraph" style:parent-style-name="Preformatted_20_Text">
      <style:paragraph-properties fo:padding="0.049cm" fo:border="none"/>
      <style:text-properties style:font-name="DejaVu Sans Condensed" fo:font-size="8pt" officeooo:rsid="00252667" officeooo:paragraph-rsid="00366739" style:font-size-asian="8pt" style:font-size-complex="8pt"/>
    </style:style>
    <style:style style:name="P5" style:family="paragraph" style:parent-style-name="Preformatted_20_Text">
      <style:paragraph-properties fo:padding="0.049cm" fo:border="none"/>
      <style:text-properties style:font-name="DejaVu Sans Condensed" fo:font-size="8pt" officeooo:rsid="00265eff" officeooo:paragraph-rsid="00265eff" style:font-size-asian="8pt" style:font-size-complex="8pt"/>
    </style:style>
    <style:style style:name="P6" style:family="paragraph" style:parent-style-name="Preformatted_20_Text">
      <style:paragraph-properties fo:padding="0.049cm" fo:border="none"/>
      <style:text-properties style:font-name="DejaVu Sans Condensed" fo:font-size="8pt" officeooo:rsid="0028d679" officeooo:paragraph-rsid="0028d679" style:font-size-asian="8pt" style:font-size-complex="8pt"/>
    </style:style>
    <style:style style:name="P7" style:family="paragraph" style:parent-style-name="Preformatted_20_Text">
      <style:paragraph-properties fo:padding="0.049cm" fo:border="none"/>
      <style:text-properties style:font-name="DejaVu Sans Condensed" fo:font-size="8pt" officeooo:rsid="0028d679" officeooo:paragraph-rsid="002bcbf4" style:font-size-asian="8pt" style:font-size-complex="8pt"/>
    </style:style>
    <style:style style:name="P8" style:family="paragraph" style:parent-style-name="Preformatted_20_Text">
      <style:paragraph-properties fo:padding="0.049cm" fo:border="none"/>
      <style:text-properties style:font-name="DejaVu Sans Condensed" fo:font-size="8pt" style:font-size-asian="8pt" style:font-size-complex="8pt"/>
    </style:style>
    <style:style style:name="P9" style:family="paragraph" style:parent-style-name="Preformatted_20_Text">
      <style:paragraph-properties fo:padding="0.049cm" fo:border="none"/>
      <style:text-properties style:font-name="DejaVu Sans Condensed" fo:font-size="8pt" officeooo:rsid="003e4c56" officeooo:paragraph-rsid="003e4c56" style:font-size-asian="8pt" style:font-size-complex="8pt"/>
    </style:style>
    <style:style style:name="P10" style:family="paragraph" style:parent-style-name="Preformatted_20_Text">
      <style:paragraph-properties fo:padding="0.049cm" fo:border="none"/>
      <style:text-properties style:font-name="DejaVu Sans Condensed" fo:font-size="8pt" officeooo:rsid="004053b8" officeooo:paragraph-rsid="004053b8" style:font-size-asian="8pt" style:font-size-complex="8pt"/>
    </style:style>
    <style:style style:name="P11" style:family="paragraph" style:parent-style-name="Preformatted_20_Text">
      <style:paragraph-properties fo:padding="0.049cm" fo:border="none"/>
      <style:text-properties style:font-name="DejaVu Sans Condensed" fo:font-size="8pt" officeooo:rsid="00422a32" officeooo:paragraph-rsid="00422a32" style:font-size-asian="8pt" style:font-size-complex="8pt"/>
    </style:style>
    <style:style style:name="P1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style:font-size-asian="8pt" style:font-size-complex="8pt"/>
    </style:style>
    <style:style style:name="P1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8bda8" style:font-size-asian="8pt" style:font-size-complex="8pt"/>
    </style:style>
    <style:style style:name="P1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adbdc" style:font-size-asian="8pt" style:font-size-complex="8pt"/>
    </style:style>
    <style:style style:name="P1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2df5d" style:font-size-asian="8pt" style:font-size-complex="8pt"/>
    </style:style>
    <style:style style:name="P1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42d0e" style:font-size-asian="8pt" style:font-size-complex="8pt"/>
    </style:style>
    <style:style style:name="P1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4fce2" style:font-size-asian="8pt" style:font-size-complex="8pt"/>
    </style:style>
    <style:style style:name="P1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6649e" style:font-size-asian="8pt" style:font-size-complex="8pt"/>
    </style:style>
    <style:style style:name="P1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add93" style:font-size-asian="8pt" style:font-size-complex="8pt"/>
    </style:style>
    <style:style style:name="P2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d107d" style:font-size-asian="8pt" style:font-size-complex="8pt"/>
    </style:style>
    <style:style style:name="P2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00b2c" style:font-size-asian="8pt" style:font-size-complex="8pt"/>
    </style:style>
    <style:style style:name="P2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d0fa9" style:font-size-asian="8pt" style:font-size-complex="8pt"/>
    </style:style>
    <style:style style:name="P2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443294" style:font-size-asian="8pt" style:font-size-complex="8pt"/>
    </style:style>
    <style:style style:name="P2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d21a3" style:font-size-asian="8pt" style:font-size-complex="8pt"/>
    </style:style>
    <style:style style:name="P2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2abc6" style:font-size-asian="8pt" style:font-size-complex="8pt"/>
    </style:style>
    <style:style style:name="P2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3a715" style:font-size-asian="8pt" style:font-size-complex="8pt"/>
    </style:style>
    <style:style style:name="P2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34958" style:font-size-asian="8pt" style:font-size-complex="8pt"/>
    </style:style>
    <style:style style:name="P2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a4fa3" style:font-size-asian="8pt" style:font-size-complex="8pt"/>
    </style:style>
    <style:style style:name="P2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d2ef8" style:font-size-asian="8pt" style:font-size-complex="8pt"/>
    </style:style>
    <style:style style:name="P3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c546b" style:font-size-asian="8pt" style:font-size-complex="8pt"/>
    </style:style>
    <style:style style:name="P3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b19b3" style:font-size-asian="8pt" style:font-size-complex="8pt"/>
    </style:style>
    <style:style style:name="P3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21df1d" style:font-size-asian="8pt" style:font-size-complex="8pt"/>
    </style:style>
    <style:style style:name="P3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a8551" style:font-size-asian="8pt" style:font-size-complex="8pt"/>
    </style:style>
    <style:style style:name="P3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36d08" style:font-size-asian="8pt" style:font-size-complex="8pt"/>
    </style:style>
    <style:style style:name="P3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6437f" style:font-size-asian="8pt" style:font-size-complex="8pt"/>
    </style:style>
    <style:style style:name="P3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662bc" style:font-size-asian="8pt" style:font-size-complex="8pt"/>
    </style:style>
    <style:style style:name="P3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99c30" style:font-size-asian="8pt" style:font-size-complex="8pt"/>
    </style:style>
    <style:style style:name="P3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d286b" style:font-size-asian="8pt" style:font-size-complex="8pt"/>
    </style:style>
    <style:style style:name="P3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d5848" style:font-size-asian="8pt" style:font-size-complex="8pt"/>
    </style:style>
    <style:style style:name="P4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da713" style:font-size-asian="8pt" style:font-size-complex="8pt"/>
    </style:style>
    <style:style style:name="P4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e528b" style:font-size-asian="8pt" style:font-size-complex="8pt"/>
    </style:style>
    <style:style style:name="P4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f4d5c" style:font-size-asian="8pt" style:font-size-complex="8pt"/>
    </style:style>
    <style:style style:name="P4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02ead" style:font-size-asian="8pt" style:font-size-complex="8pt"/>
    </style:style>
    <style:style style:name="P4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30f83" style:font-size-asian="8pt" style:font-size-complex="8pt"/>
    </style:style>
    <style:style style:name="P4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3e8b8" style:font-size-asian="8pt" style:font-size-complex="8pt"/>
    </style:style>
    <style:style style:name="P4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49f27" style:font-size-asian="8pt" style:font-size-complex="8pt"/>
    </style:style>
    <style:style style:name="P4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72c57" style:font-size-asian="8pt" style:font-size-complex="8pt"/>
    </style:style>
    <style:style style:name="P4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8c2f7" style:font-size-asian="8pt" style:font-size-complex="8pt"/>
    </style:style>
    <style:style style:name="P4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9cbfb" style:font-size-asian="8pt" style:font-size-complex="8pt"/>
    </style:style>
    <style:style style:name="P5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df90f" style:font-size-asian="8pt" style:font-size-complex="8pt"/>
    </style:style>
    <style:style style:name="P5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4c76e" style:font-size-asian="8pt" style:font-size-complex="8pt"/>
    </style:style>
    <style:style style:name="P52" style:family="paragraph" style:parent-style-name="Preformatted_20_Text">
      <style:paragraph-properties fo:padding="0.049cm" fo:border-left="0.06pt solid #000000" fo:border-right="0.06pt solid #000000" fo:border-top="none" fo:border-bottom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4c76e" style:font-size-asian="8pt" style:font-size-complex="8pt"/>
    </style:style>
    <style:style style:name="P5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8462c" style:font-size-asian="8pt" style:font-size-complex="8pt"/>
    </style:style>
    <style:style style:name="P5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8f702" style:font-size-asian="8pt" style:font-size-complex="8pt"/>
    </style:style>
    <style:style style:name="P5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139f4" style:font-size-asian="8pt" style:font-size-complex="8pt"/>
    </style:style>
    <style:style style:name="P5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3456d" style:font-size-asian="8pt" style:font-size-complex="8pt"/>
    </style:style>
    <style:style style:name="P5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543bc" style:font-size-asian="8pt" style:font-size-complex="8pt"/>
    </style:style>
    <style:style style:name="P5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7faae" style:font-size-asian="8pt" style:font-size-complex="8pt"/>
    </style:style>
    <style:style style:name="P59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7faae" style:font-size-asian="8pt" style:font-size-complex="8pt"/>
    </style:style>
    <style:style style:name="P6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a2d43" style:font-size-asian="8pt" style:font-size-complex="8pt"/>
    </style:style>
    <style:style style:name="P6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cc0fb" style:font-size-asian="8pt" style:font-size-complex="8pt"/>
    </style:style>
    <style:style style:name="P62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cc0fb" style:font-size-asian="8pt" style:font-size-complex="8pt"/>
    </style:style>
    <style:style style:name="P6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f1516" style:font-size-asian="8pt" style:font-size-complex="8pt"/>
    </style:style>
    <style:style style:name="P6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f2cd4" style:font-size-asian="8pt" style:font-size-complex="8pt"/>
    </style:style>
    <style:style style:name="P65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f4d87" style:font-size-asian="8pt" style:font-size-complex="8pt"/>
    </style:style>
    <style:style style:name="P6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296c8" style:font-size-asian="8pt" style:font-size-complex="8pt"/>
    </style:style>
    <style:style style:name="P67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3a0d3" style:font-size-asian="8pt" style:font-size-complex="8pt"/>
    </style:style>
    <style:style style:name="P68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3a0d3" style:font-size-asian="8pt" style:font-size-complex="8pt"/>
    </style:style>
    <style:style style:name="P6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4c05f" style:font-size-asian="8pt" style:font-size-complex="8pt"/>
    </style:style>
    <style:style style:name="P70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4c05f" style:font-size-asian="8pt" style:font-size-complex="8pt"/>
    </style:style>
    <style:style style:name="P7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62fac" style:font-size-asian="8pt" style:font-size-complex="8pt"/>
    </style:style>
    <style:style style:name="P7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85851" style:font-size-asian="8pt" style:font-size-complex="8pt"/>
    </style:style>
    <style:style style:name="P7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93890" style:font-size-asian="8pt" style:font-size-complex="8pt"/>
    </style:style>
    <style:style style:name="P74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9c138" style:font-size-asian="8pt" style:font-size-complex="8pt"/>
    </style:style>
    <style:style style:name="P75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9c138" style:font-size-asian="8pt" style:font-size-complex="8pt"/>
    </style:style>
    <style:style style:name="P76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ce1e4" style:font-size-asian="8pt" style:font-size-complex="8pt"/>
    </style:style>
    <style:style style:name="P77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ce1e4" style:font-size-asian="8pt" style:font-size-complex="8pt"/>
    </style:style>
    <style:style style:name="P78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eaff0" style:font-size-asian="8pt" style:font-size-complex="8pt"/>
    </style:style>
    <style:style style:name="P79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eaff0" style:font-size-asian="8pt" style:font-size-complex="8pt"/>
    </style:style>
    <style:style style:name="P8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1fabe" style:font-size-asian="8pt" style:font-size-complex="8pt"/>
    </style:style>
    <style:style style:name="P81" style:family="paragraph" style:parent-style-name="Preformatted_20_Text">
      <style:paragraph-properties fo:padding="0.049cm" fo:border="none"/>
      <style:text-properties style:font-name="DejaVu Sans Condensed" fo:font-size="8pt" officeooo:rsid="004c43b0" officeooo:paragraph-rsid="004c43b0" style:font-size-asian="8pt" style:font-size-complex="8pt"/>
    </style:style>
    <style:style style:name="P82" style:family="paragraph" style:parent-style-name="Preformatted_20_Text">
      <style:paragraph-properties fo:padding="0.049cm" fo:border="none"/>
      <style:text-properties style:font-name="DejaVu Sans Condensed" fo:font-size="8pt" officeooo:rsid="004c6bb7" officeooo:paragraph-rsid="004c6bb7" style:font-size-asian="8pt" style:font-size-complex="8pt"/>
    </style:style>
    <style:style style:name="P83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21df1d" style:font-size-asian="8pt" style:font-size-complex="8pt"/>
    </style:style>
    <style:style style:name="P84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36d08" style:font-size-asian="8pt" style:font-size-complex="8pt"/>
    </style:style>
    <style:style style:name="P85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4e7ca9" style:font-size-asian="8pt" style:font-size-complex="8pt"/>
    </style:style>
    <style:style style:name="P86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8c2f7" style:font-size-asian="8pt" style:font-size-complex="8pt"/>
    </style:style>
    <style:style style:name="P87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6df90f" style:font-size-asian="8pt" style:font-size-complex="8pt"/>
    </style:style>
    <style:style style:name="P88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5e528b" style:font-size-asian="8pt" style:font-size-complex="8pt"/>
    </style:style>
    <style:style style:name="P89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139f4" style:font-size-asian="8pt" style:font-size-complex="8pt"/>
    </style:style>
    <style:style style:name="P90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93890" style:font-size-asian="8pt" style:font-size-complex="8pt"/>
    </style:style>
    <style:style style:name="P91" style:family="paragraph" style:parent-style-name="Preformatted_20_Text">
      <style:paragraph-properties fo:text-align="start" style:justify-single-word="false"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985851" style:font-size-asian="8pt" style:font-size-complex="8pt"/>
    </style:style>
    <style:style style:name="P92" style:family="paragraph" style:parent-style-name="Preformatted_20_Text">
      <style:paragraph-properties fo:text-align="start" style:justify-single-word="false" fo:padding="0.049cm" fo:border="none"/>
      <style:text-properties style:font-name="DejaVu Sans Condensed" fo:font-size="8pt" fo:font-weight="bold" officeooo:rsid="0028d679" officeooo:paragraph-rsid="0028d679" style:font-size-asian="8pt" style:font-weight-asian="bold" style:font-size-complex="8pt" style:font-weight-complex="bold"/>
    </style:style>
    <style:style style:name="P93" style:family="paragraph" style:parent-style-name="Preformatted_20_Text">
      <style:paragraph-properties fo:text-align="start" style:justify-single-word="false" fo:padding="0.049cm" fo:border="none"/>
      <style:text-properties style:font-name="DejaVu Sans Condensed" fo:font-size="8pt" fo:font-weight="bold" officeooo:rsid="0028d679" officeooo:paragraph-rsid="002bcbf4" style:font-size-asian="8pt" style:font-weight-asian="bold" style:font-size-complex="8pt" style:font-weight-complex="bold"/>
    </style:style>
    <style:style style:name="P94" style:family="paragraph" style:parent-style-name="Preformatted_20_Text">
      <style:paragraph-properties fo:break-before="page" fo:padding="0.049cm" fo:border="none"/>
      <style:text-properties style:font-name="DejaVu Sans Condensed" fo:font-size="8pt" style:text-underline-style="solid" style:text-underline-width="auto" style:text-underline-color="font-color" fo:font-weight="bold" officeooo:rsid="00252667" officeooo:paragraph-rsid="00252667" style:font-size-asian="8pt" style:font-weight-asian="bold" style:font-size-complex="8pt" style:font-weight-complex="bold"/>
    </style:style>
    <style:style style:name="P95" style:family="paragraph" style:parent-style-name="Preformatted_20_Text">
      <style:paragraph-properties fo:padding="0.049cm" fo:border="none"/>
      <style:text-properties style:font-name="DejaVu Sans Condensed" fo:font-size="8pt" style:text-underline-style="solid" style:text-underline-width="auto" style:text-underline-color="font-color" fo:font-weight="bold" officeooo:rsid="003e4c56" officeooo:paragraph-rsid="003e4c56" style:font-size-asian="8pt" style:font-weight-asian="bold" style:font-size-complex="8pt" style:font-weight-complex="bold"/>
    </style:style>
    <style:style style:name="P96" style:family="paragraph" style:parent-style-name="Preformatted_20_Text">
      <style:paragraph-properties fo:padding="0.049cm" fo:border="none"/>
      <style:text-properties style:font-name="DejaVu Sans Condensed" fo:font-size="8pt" style:text-underline-style="solid" style:text-underline-width="auto" style:text-underline-color="font-color" fo:font-weight="bold" officeooo:rsid="004053b8" officeooo:paragraph-rsid="004053b8" style:font-size-asian="8pt" style:font-weight-asian="bold" style:font-size-complex="8pt" style:font-weight-complex="bold"/>
    </style:style>
    <style:style style:name="P97" style:family="paragraph" style:parent-style-name="Preformatted_20_Text">
      <style:paragraph-properties fo:padding="0.049cm" fo:border="none"/>
      <style:text-properties style:font-name="DejaVu Sans Condensed" fo:font-size="8pt" style:text-underline-style="solid" style:text-underline-width="auto" style:text-underline-color="font-color" fo:font-weight="bold" officeooo:rsid="004c43b0" officeooo:paragraph-rsid="004c43b0" style:font-size-asian="8pt" style:font-weight-asian="bold" style:font-size-complex="8pt" style:font-weight-complex="bold"/>
    </style:style>
    <style:style style:name="P98" style:family="paragraph" style:parent-style-name="Preformatted_20_Text">
      <style:paragraph-properties fo:padding="0.049cm" fo:border="none"/>
      <style:text-properties style:font-name="DejaVu Sans Condensed" fo:font-size="8pt" style:text-underline-style="solid" style:text-underline-width="auto" style:text-underline-color="font-color" fo:font-weight="bold" officeooo:rsid="004c6bb7" officeooo:paragraph-rsid="004c6bb7" style:font-size-asian="8pt" style:font-weight-asian="bold" style:font-size-complex="8pt" style:font-weight-complex="bold"/>
    </style:style>
    <style:style style:name="P99" style:family="paragraph" style:parent-style-name="Table_20_Contents">
      <style:paragraph-properties fo:text-align="start" style:justify-single-word="false"/>
      <style:text-properties style:font-name="DejaVu Sans Condensed" fo:font-size="8pt" style:font-name-asian="Noto Sans Mono CJK SC" style:font-size-asian="8pt" style:font-name-complex="Liberation Mono" style:font-size-complex="8pt"/>
    </style:style>
    <style:style style:name="P100" style:family="paragraph" style:parent-style-name="Table_20_Contents">
      <style:paragraph-properties fo:text-align="start" style:justify-single-word="false"/>
      <style:text-properties style:font-name="DejaVu Sans Condensed" fo:font-size="8pt" officeooo:paragraph-rsid="002f4732" style:font-name-asian="Noto Sans Mono CJK SC" style:font-size-asian="8pt" style:font-name-complex="Liberation Mono" style:font-size-complex="8pt"/>
    </style:style>
    <style:style style:name="P101" style:family="paragraph" style:parent-style-name="Table_20_Contents">
      <style:paragraph-properties fo:text-align="start" style:justify-single-word="false"/>
      <style:text-properties style:font-name="DejaVu Sans Condensed" fo:font-size="8pt" officeooo:rsid="002bcbf4" officeooo:paragraph-rsid="002bcbf4" style:font-name-asian="Noto Sans Mono CJK SC" style:font-size-asian="8pt" style:font-name-complex="Liberation Mono" style:font-size-complex="8pt"/>
    </style:style>
    <style:style style:name="P102" style:family="paragraph" style:parent-style-name="Table_20_Contents">
      <style:paragraph-properties fo:text-align="start" style:justify-single-word="false"/>
      <style:text-properties style:font-name="DejaVu Sans Condensed" fo:font-size="8pt" officeooo:rsid="0030d985" officeooo:paragraph-rsid="0030d985" style:font-name-asian="Noto Sans Mono CJK SC" style:font-size-asian="8pt" style:font-name-complex="Liberation Mono" style:font-size-complex="8pt"/>
    </style:style>
    <style:style style:name="P103" style:family="paragraph" style:parent-style-name="Table_20_Contents">
      <style:paragraph-properties fo:text-align="start" style:justify-single-word="false"/>
      <style:text-properties style:font-name="DejaVu Sans Condensed" fo:font-size="8pt" officeooo:rsid="002d2524" style:font-name-asian="Noto Sans Mono CJK SC" style:font-size-asian="8pt" style:font-name-complex="Liberation Mono" style:font-size-complex="8pt"/>
    </style:style>
    <style:style style:name="P104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78462c" officeooo:paragraph-rsid="0078f702" style:font-size-asian="8pt" style:font-weight-asian="bold" style:font-size-complex="8pt" style:font-weight-complex="bold"/>
    </style:style>
    <style:style style:name="P105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543bc" officeooo:paragraph-rsid="008543bc" style:font-size-asian="8pt" style:font-weight-asian="bold" style:font-size-complex="8pt" style:font-weight-complex="bold"/>
    </style:style>
    <style:style style:name="P106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be668" officeooo:paragraph-rsid="008be668" style:font-size-asian="8pt" style:font-weight-asian="bold" style:font-size-complex="8pt" style:font-weight-complex="bold"/>
    </style:style>
    <style:style style:name="P107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f2cd4" officeooo:paragraph-rsid="008f2cd4" style:font-size-asian="8pt" style:font-weight-asian="bold" style:font-size-complex="8pt" style:font-weight-complex="bold"/>
    </style:style>
    <style:style style:name="P108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3a0d3" officeooo:paragraph-rsid="0093a0d3" style:font-size-asian="8pt" style:font-weight-asian="bold" style:font-size-complex="8pt" style:font-weight-complex="bold"/>
    </style:style>
    <style:style style:name="P109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4c05f" officeooo:paragraph-rsid="00a31901" style:font-size-asian="8pt" style:font-weight-asian="bold" style:font-size-complex="8pt" style:font-weight-complex="bold"/>
    </style:style>
    <style:style style:name="P110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4c05f" officeooo:paragraph-rsid="00a31901" style:font-size-asian="8pt" style:font-weight-asian="bold" style:font-size-complex="8pt" style:font-weight-complex="bold"/>
    </style:style>
    <style:style style:name="P111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62fac" officeooo:paragraph-rsid="00962fac" style:font-size-asian="8pt" style:font-weight-asian="bold" style:font-size-complex="8pt" style:font-weight-complex="bold"/>
    </style:style>
    <style:style style:name="P112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76ef5" officeooo:paragraph-rsid="00976ef5" style:font-size-asian="8pt" style:font-weight-asian="bold" style:font-size-complex="8pt" style:font-weight-complex="bold"/>
    </style:style>
    <style:style style:name="P113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85851" officeooo:paragraph-rsid="00985851" style:font-size-asian="8pt" style:font-weight-asian="bold" style:font-size-complex="8pt" style:font-weight-complex="bold"/>
    </style:style>
    <style:style style:name="P114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99c138" officeooo:paragraph-rsid="0099c138" style:font-size-asian="8pt" style:font-weight-asian="bold" style:font-size-complex="8pt" style:font-weight-complex="bold"/>
    </style:style>
    <style:style style:name="P115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74c76e" officeooo:paragraph-rsid="0074c76e" style:font-size-asian="8pt" style:font-weight-asian="bold" style:font-size-complex="8pt" style:font-weight-complex="bold"/>
    </style:style>
    <style:style style:name="P116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officeooo:rsid="005d286b" officeooo:paragraph-rsid="005d286b" style:font-size-asian="8pt" style:font-size-complex="8pt"/>
    </style:style>
    <style:style style:name="P117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00a933" loext:opacity="100%" style:font-name="DejaVu Sans Condensed" fo:font-size="8pt" fo:font-weight="bold" officeooo:rsid="006df90f" officeooo:paragraph-rsid="006df90f" style:font-size-asian="8pt" style:font-weight-asian="bold" style:font-size-complex="8pt" style:font-weight-complex="bold"/>
    </style:style>
    <style:style style:name="P118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069a2e" loext:opacity="100%" style:font-name="DejaVu Sans Condensed" fo:font-size="8pt" fo:font-weight="bold" officeooo:rsid="008f4d87" officeooo:paragraph-rsid="008f4d87" style:font-size-asian="8pt" style:font-weight-asian="bold" style:font-size-complex="8pt" style:font-weight-complex="bold"/>
    </style:style>
    <style:style style:name="P119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cc0fb" officeooo:paragraph-rsid="008cc0fb" style:font-size-asian="8pt" style:font-weight-asian="bold" style:font-size-complex="8pt" style:font-weight-complex="bold"/>
    </style:style>
    <style:style style:name="P120" style:family="paragraph" style:parent-style-name="Preformatted_20_Text">
      <style:paragraph-properties fo:text-align="center" style:justify-single-word="false" fo:break-before="column" fo:padding="0.049cm" fo:border-left="0.06pt solid #000000" fo:border-right="0.06pt solid #000000" fo:border-top="0.06pt solid #000000" fo:border-bottom="0.06pt dotte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774f37" officeooo:paragraph-rsid="00774f37" style:font-size-asian="8pt" style:font-weight-asian="bold" style:font-size-complex="8pt" style:font-weight-complex="bold"/>
    </style:style>
    <style:style style:name="P121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79e2a" officeooo:paragraph-rsid="009eaff0" style:font-size-asian="8pt" style:font-weight-asian="bold" style:font-size-complex="8pt" style:font-weight-complex="bold"/>
    </style:style>
    <style:style style:name="P122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04e0d" officeooo:paragraph-rsid="00aa41dc" style:font-size-asian="8pt" style:font-weight-asian="bold" style:font-size-complex="8pt" style:font-weight-complex="bold"/>
    </style:style>
    <style:style style:name="P123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78f702" officeooo:paragraph-rsid="0078f702" style:font-size-asian="8pt" style:font-weight-asian="bold" style:font-size-complex="8pt" style:font-weight-complex="bold"/>
    </style:style>
    <style:style style:name="P124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599c30" officeooo:paragraph-rsid="00985851" style:font-size-asian="8pt" style:font-weight-asian="bold" style:font-size-complex="8pt" style:font-weight-complex="bold"/>
    </style:style>
    <style:style style:name="P125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83456d" officeooo:paragraph-rsid="0083456d" style:font-size-asian="8pt" style:font-weight-asian="bold" style:font-size-complex="8pt" style:font-weight-complex="bold"/>
    </style:style>
    <style:style style:name="P126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ff0000" loext:opacity="100%" style:font-name="DejaVu Sans Condensed" fo:font-size="8pt" fo:font-weight="bold" officeooo:rsid="005d286b" officeooo:paragraph-rsid="005d286b" style:font-size-asian="8pt" style:font-weight-asian="bold" style:font-size-complex="8pt" style:font-weight-complex="bold"/>
    </style:style>
    <style:style style:name="P127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fo:color="#00a933" loext:opacity="100%" style:font-name="DejaVu Sans Condensed" fo:font-size="8pt" fo:font-weight="bold" officeooo:rsid="005e528b" officeooo:paragraph-rsid="005e528b" style:font-size-asian="8pt" style:font-weight-asian="bold" style:font-size-complex="8pt" style:font-weight-complex="bold"/>
    </style:style>
    <style:style style:name="P128" style:family="paragraph" style:parent-style-name="Preformatted_20_Text">
      <style:paragraph-properties fo:padding="0.049cm" fo:border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74c76e" style:font-size-asian="8pt" style:font-size-complex="8pt"/>
    </style:style>
    <style:style style:name="P129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761ab" style:font-size-asian="8pt" style:font-size-complex="8pt"/>
    </style:style>
    <style:style style:name="P130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3b19b3" style:font-size-asian="8pt" style:font-size-complex="8pt"/>
    </style:style>
    <style:style style:name="P131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12abc6" style:font-size-asian="8pt" style:font-size-complex="8pt"/>
    </style:style>
    <style:style style:name="P132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9146a" style:font-size-asian="8pt" style:font-size-complex="8pt"/>
    </style:style>
    <style:style style:name="P133" style:family="paragraph" style:parent-style-name="Preformatted_20_Text">
      <style:paragraph-properties fo:padding="0.049cm" fo:border-left="0.06pt solid #000000" fo:border-right="0.06pt solid #000000" fo:border-top="none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a41dc" style:font-size-asian="8pt" style:font-size-complex="8pt"/>
    </style:style>
    <style:style style:name="P134" style:family="paragraph" style:parent-style-name="Preformatted_20_Text">
      <style:paragraph-properties fo:padding="0.049cm" fo:border-left="0.06pt solid #000000" fo:border-right="0.06pt solid #000000" fo:border-top="none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a41dc" style:font-size-asian="8pt" style:font-size-complex="8pt"/>
    </style:style>
    <style:style style:name="P135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0b512c" style:font-size-asian="8pt" style:font-size-complex="8pt"/>
    </style:style>
    <style:style style:name="P136" style:family="paragraph" style:parent-style-name="Preformatted_20_Text">
      <style:paragraph-properties fo:text-align="center" style:justify-single-word="false" fo:break-before="pag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761ab" style:font-size-asian="8pt" style:font-size-complex="8pt"/>
    </style:style>
    <style:style style:name="P137" style:family="paragraph" style:parent-style-name="Preformatted_20_Text">
      <style:paragraph-properties fo:text-align="center" style:justify-single-word="false" fo:break-before="page" fo:padding="0.049cm" fo:border-left="0.06pt solid #000000" fo:border-right="0.06pt solid #000000" fo:border-top="0.06pt solid #000000" fo:border-bottom="0.06pt dotte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f1516" style:font-size-asian="8pt" style:font-size-complex="8pt"/>
    </style:style>
    <style:style style:name="P138" style:family="paragraph" style:parent-style-name="Preformatted_20_Text">
      <style:paragraph-properties fo:text-align="center" style:justify-single-word="false" fo:padding="0.049cm" fo:border-left="0.06pt solid #000000" fo:border-right="0.06pt solid #000000" fo:border-top="0.06pt solid #000000" fo:border-bottom="none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87faae" style:font-size-asian="8pt" style:font-size-complex="8pt"/>
    </style:style>
    <style:style style:name="P139" style:family="paragraph" style:parent-style-name="Preformatted_20_Text">
      <style:paragraph-properties fo:text-align="center" style:justify-single-word="false" fo:padding="0.049cm" fo:border="0.06pt solid #000000">
        <style:tab-stops>
          <style:tab-stop style:position="3.295cm"/>
          <style:tab-stop style:position="6.495cm"/>
        </style:tab-stops>
      </style:paragraph-properties>
      <style:text-properties style:font-name="DejaVu Sans Condensed" fo:font-size="8pt" officeooo:paragraph-rsid="00aa41dc" style:font-size-asian="8pt" style:font-size-complex="8pt"/>
    </style:style>
    <style:style style:name="T1" style:family="text">
      <style:text-properties fo:color="#ff0000" loext:opacity="100%"/>
    </style:style>
    <style:style style:name="T2" style:family="text">
      <style:text-properties fo:color="#ff0000" loext:opacity="100%" fo:font-weight="bold" style:font-weight-asian="bold" style:font-weight-complex="bold"/>
    </style:style>
    <style:style style:name="T3" style:family="text">
      <style:text-properties fo:color="#ff0000" loext:opacity="100%" fo:font-weight="bold" officeooo:rsid="0021df1d" style:font-weight-asian="bold" style:font-weight-complex="bold"/>
    </style:style>
    <style:style style:name="T4" style:family="text">
      <style:text-properties fo:color="#ff0000" loext:opacity="100%" fo:font-weight="bold" officeooo:rsid="000b512c" style:font-weight-asian="bold" style:font-weight-complex="bold"/>
    </style:style>
    <style:style style:name="T5" style:family="text">
      <style:text-properties fo:color="#ff0000" loext:opacity="100%" fo:font-weight="bold" officeooo:rsid="002132d0" style:font-weight-asian="bold" style:font-weight-complex="bold"/>
    </style:style>
    <style:style style:name="T6" style:family="text">
      <style:text-properties fo:color="#ff0000" loext:opacity="100%" fo:font-weight="bold" officeooo:rsid="00508e58" style:font-weight-asian="bold" style:font-weight-complex="bold"/>
    </style:style>
    <style:style style:name="T7" style:family="text">
      <style:text-properties fo:color="#ff0000" loext:opacity="100%" fo:font-weight="bold" officeooo:rsid="004e7ca9" style:font-weight-asian="bold" style:font-weight-complex="bold"/>
    </style:style>
    <style:style style:name="T8" style:family="text">
      <style:text-properties fo:color="#ff0000" loext:opacity="100%" fo:font-weight="bold" officeooo:rsid="001add93" style:font-weight-asian="bold" style:font-weight-complex="bold"/>
    </style:style>
    <style:style style:name="T9" style:family="text">
      <style:text-properties fo:color="#ff0000" loext:opacity="100%" fo:font-weight="bold" officeooo:rsid="0069cbfb" style:font-weight-asian="bold" style:font-weight-complex="bold"/>
    </style:style>
    <style:style style:name="T10" style:family="text">
      <style:text-properties fo:color="#ff0000" loext:opacity="100%" fo:font-weight="bold" officeooo:rsid="008139f4" style:font-weight-asian="bold" style:font-weight-complex="bold"/>
    </style:style>
    <style:style style:name="T11" style:family="text">
      <style:text-properties fo:color="#ff0000" loext:opacity="100%" fo:font-weight="bold" officeooo:rsid="008331a1" style:font-weight-asian="bold" style:font-weight-complex="bold"/>
    </style:style>
    <style:style style:name="T12" style:family="text">
      <style:text-properties fo:color="#ff0000" loext:opacity="100%" fo:font-weight="bold" officeooo:rsid="008f1516" style:font-weight-asian="bold" style:font-weight-complex="bold"/>
    </style:style>
    <style:style style:name="T13" style:family="text">
      <style:text-properties fo:color="#ff0000" loext:opacity="100%" officeooo:rsid="00934473"/>
    </style:style>
    <style:style style:name="T14" style:family="text">
      <style:text-properties fo:font-size="6pt" officeooo:rsid="00252667" style:font-size-asian="6pt" style:font-size-complex="6pt"/>
    </style:style>
    <style:style style:name="T15" style:family="text">
      <style:text-properties fo:font-size="6pt" officeooo:rsid="003de502" style:font-size-asian="6pt" style:font-size-complex="6pt"/>
    </style:style>
    <style:style style:name="T16" style:family="text">
      <style:text-properties fo:font-size="6pt" officeooo:rsid="003f94e3" style:font-size-asian="6pt" style:font-size-complex="6pt"/>
    </style:style>
    <style:style style:name="T17" style:family="text">
      <style:text-properties fo:font-size="6pt" officeooo:rsid="004c43b0" style:font-size-asian="6pt" style:font-size-complex="6pt"/>
    </style:style>
    <style:style style:name="T18" style:family="text">
      <style:text-properties officeooo:rsid="0027025f"/>
    </style:style>
    <style:style style:name="T19" style:family="text">
      <style:text-properties officeooo:rsid="0028d679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officeooo:rsid="002bcbf4"/>
    </style:style>
    <style:style style:name="T23" style:family="text">
      <style:text-properties officeooo:rsid="002d2524"/>
    </style:style>
    <style:style style:name="T24" style:family="text">
      <style:text-properties officeooo:rsid="002d6e0b"/>
    </style:style>
    <style:style style:name="T25" style:family="text">
      <style:text-properties officeooo:rsid="002f4732"/>
    </style:style>
    <style:style style:name="T26" style:family="text">
      <style:text-properties officeooo:rsid="0037ba81"/>
    </style:style>
    <style:style style:name="T27" style:family="text">
      <style:text-properties officeooo:rsid="0042b1c1"/>
    </style:style>
    <style:style style:name="T28" style:family="text">
      <style:text-properties officeooo:rsid="004306ae"/>
    </style:style>
    <style:style style:name="T29" style:family="text">
      <style:text-properties officeooo:rsid="004c6bb7"/>
    </style:style>
    <style:style style:name="T30" style:family="text">
      <style:text-properties officeooo:rsid="004d8862"/>
    </style:style>
    <style:style style:name="T31" style:family="text">
      <style:text-properties fo:color="#00a933" loext:opacity="100%" fo:font-weight="bold" style:font-weight-asian="bold" style:font-weight-complex="bold"/>
    </style:style>
    <style:style style:name="T32" style:family="text">
      <style:text-properties fo:color="#00a933" loext:opacity="100%" fo:font-weight="bold" officeooo:rsid="00993890" style:font-weight-asian="bold" style:font-weight-complex="bold"/>
    </style:style>
    <style:style style:name="T33" style:family="text">
      <style:text-properties fo:color="#000000" loext:opacity="100%" fo:font-weight="bold" officeooo:rsid="006df90f" style:font-weight-asian="bold" style:font-weight-complex="bold"/>
    </style:style>
    <style:style style:name="T34" style:family="text">
      <style:text-properties fo:color="#000000" loext:opacity="100%" fo:font-weight="bold" officeooo:rsid="0069cbfb" style:font-weight-asian="bold" style:font-weight-complex="bold"/>
    </style:style>
    <style:style style:name="T35" style:family="text">
      <style:text-properties fo:color="#3465a4" loext:opacity="100%"/>
    </style:style>
    <style:style style:name="T36" style:family="text">
      <style:text-properties officeooo:rsid="0078f702"/>
    </style:style>
    <style:style style:name="T37" style:family="text">
      <style:text-properties officeooo:rsid="0083456d"/>
    </style:style>
    <style:style style:name="T38" style:family="text">
      <style:text-properties fo:color="#069a2e" loext:opacity="100%"/>
    </style:style>
    <style:style style:name="T39" style:family="text">
      <style:text-properties fo:color="#069a2e" loext:opacity="100%" fo:font-weight="bold" style:font-weight-asian="bold" style:font-weight-complex="bold"/>
    </style:style>
    <style:style style:name="T40" style:family="text">
      <style:text-properties fo:color="#069a2e" loext:opacity="100%" fo:font-weight="bold" officeooo:rsid="006df90f" style:font-weight-asian="bold" style:font-weight-complex="bold"/>
    </style:style>
    <style:style style:name="T41" style:family="text">
      <style:text-properties fo:color="#069a2e" loext:opacity="100%" fo:font-weight="bold" officeooo:rsid="000b512c" style:font-weight-asian="bold" style:font-weight-complex="bold"/>
    </style:style>
    <style:style style:name="T42" style:family="text">
      <style:text-properties fo:color="#069a2e" loext:opacity="100%" fo:font-weight="bold" officeooo:rsid="0069cbfb" style:font-weight-asian="bold" style:font-weight-complex="bold"/>
    </style:style>
    <style:style style:name="T43" style:family="text">
      <style:text-properties fo:color="#069a2e" loext:opacity="100%" officeooo:rsid="009ada81"/>
    </style:style>
    <style:style style:name="T44" style:family="text">
      <style:text-properties fo:color="#069a2e" loext:opacity="100%" officeooo:rsid="005d286b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section text:style-name="Sect1" text:name="Section1">
        <text:p text:style-name="P12">root<text:tab/>=&gt;</text:p>
        <text:p text:style-name="P12"><text:tab/>=&gt; xd_high_page<text:tab/>:num_val</text:p>
        <text:p text:style-name="P12"><text:tab/>=&gt; xd_user_root<text:tab/>:<text:a xlink:type="simple" xlink:href="#user_root" text:style-name="Internet_20_link" text:visited-style-name="Visited_20_Internet_20_Link">user_root</text:a></text:p>
        <text:p text:style-name="P12"><text:tab/>=&gt; xd_source_list<text:tab/>:sourceline</text:p>
        <text:p text:style-name="P12"><text:tab/>=&gt; xd_err_count<text:tab/>:num_val</text:p>
        <text:p text:style-name="P12"><text:tab/>=&gt; spare_1<text:tab/>:void</text:p>
        <text:p text:style-name="P12"><text:tab/>;</text:p>
        <text:p text:style-name="P13">sourceline<text:tab/>=&gt;</text:p>
        <text:p text:style-name="P13"><text:tab/>=&gt; xd_number<text:tab/>:num_val</text:p>
        <text:p text:style-name="P13"><text:tab/>=&gt; xd_error_list<text:tab/>:error</text:p>
        <text:p text:style-name="P13"><text:tab/>;</text:p>
        <text:p text:style-name="P13">num_val<text:tab/>=&gt;</text:p>
        <text:p text:style-name="P13"><text:tab/>;</text:p>
        <text:p text:style-name="P13">error<text:tab/>=&gt;</text:p>
        <text:p text:style-name="P13"><text:tab/>=&gt; xd_srcpos<text:tab/>:Source_Position</text:p>
        <text:p text:style-name="P13"><text:tab/>=&gt; xd_text<text:tab/>:txtrep</text:p>
        <text:p text:style-name="P13"><text:tab/>;</text:p>
        <text:p text:style-name="P14">txtrep<text:tab/>=&gt;</text:p>
        <text:p text:style-name="P14"><text:tab/>;</text:p>
        <text:p text:style-name="P14"><text:bookmark-start text:name="user_root"/>user_root<text:bookmark-end text:name="user_root"/><text:tab/>=&gt;</text:p>
        <text:p text:style-name="P15"><text:tab/>=&gt; xd_sourcename<text:tab/>:txtrep</text:p>
        <text:p text:style-name="P15"><text:tab/>=&gt; xd_grammar<text:tab/>:void</text:p>
        <text:p text:style-name="P15"><text:tab/>=&gt; xd_statelist<text:tab/>:void</text:p>
        <text:p text:style-name="P15"><text:tab/>=&gt; xd_structure<text:tab/>:<text:a xlink:type="simple" xlink:href="#compilation" text:style-name="Internet_20_link" text:visited-style-name="Visited_20_Internet_20_Link">compilation</text:a></text:p>
        <text:p text:style-name="P15"><text:tab/>=&gt; xd_timestamp<text:tab/>:Integer</text:p>
        <text:p text:style-name="P15"><text:tab/>=&gt; spare_3<text:tab/>:void</text:p>
        <text:p text:style-name="P15"><text:tab/>;</text:p>
        <text:p text:style-name="P13"><text:bookmark-start text:name="compilation"/>compilation<text:bookmark-end text:name="compilation"/><text:tab/>=&gt;</text:p>
        <text:p text:style-name="P16"><text:tab/>=&gt; as_compltn_unit_s<text:tab/>:compltn_unit_s</text:p>
        <text:p text:style-name="P16"><text:tab/>=&gt; lx_srcpos<text:tab/>:Source_Position</text:p>
        <text:p text:style-name="P16"><text:tab/>;</text:p>
        <text:p text:style-name="P16"><text:span text:style-name="T35">compltn_unit_s</text:span><text:tab/>=&gt;</text:p>
        <text:p text:style-name="P16"><text:tab/>=&gt; as_list<text:tab/>:compilation_unit</text:p>
        <text:p text:style-name="P16"><text:tab/>=&gt; lx_srcpos<text:tab/>:Source_Position</text:p>
        <text:p text:style-name="P16"><text:tab/>;</text:p>
        <text:p text:style-name="P16"><text:bookmark-start text:name="compilation_unit"/>compilation_unit<text:bookmark-end text:name="compilation_unit"/><text:tab/>=&gt;<text:tab/><text:a xlink:type="simple" xlink:href="#explications_compilation_unit" text:style-name="Internet_20_link" text:visited-style-name="Visited_20_Internet_20_Link"><text:span text:style-name="T14">(explications)</text:span></text:a></text:p>
        <text:p text:style-name="P16"><text:tab/>=&gt; as_context_elem_s<text:tab/>:<text:a xlink:type="simple" xlink:href="#context_elem_s" text:style-name="Internet_20_link" text:visited-style-name="Visited_20_Internet_20_Link">context_elem_s</text:a></text:p>
        <text:p text:style-name="P16"><text:tab/>=&gt; as_all_decl<text:tab/>:<text:a xlink:type="simple" xlink:href="#ALL_DECL" text:style-name="Internet_20_link" text:visited-style-name="Visited_20_Internet_20_Link">ALL_DECL</text:a></text:p>
        <text:p text:style-name="P16"><text:tab/>=&gt; as_pragma_s<text:tab/>:<text:a xlink:type="simple" xlink:href="#pragma_s" text:style-name="Internet_20_link" text:visited-style-name="Visited_20_Internet_20_Link">pragma_s</text:a></text:p>
        <text:p text:style-name="P16"><text:tab/>=&gt; lx_srcpos<text:tab/>:Source_Position</text:p>
        <text:p text:style-name="P16"><text:tab/>=&gt; xd_timestamp<text:tab/>:Integer</text:p>
        <text:p text:style-name="P16"><text:tab/>=&gt; xd_with_list<text:tab/>:trans_with</text:p>
        <text:p text:style-name="P16"><text:tab/>=&gt; xd_nbr_pages<text:tab/>:Integer</text:p>
        <text:p text:style-name="P16"><text:tab/>=&gt; xd_parent<text:tab/>:compilation_unit</text:p>
        <text:p text:style-name="P16"><text:tab/>=&gt; xd_lib_name<text:tab/>:<text:a xlink:type="simple" xlink:href="#symbol_rep" text:style-name="Internet_20_link" text:visited-style-name="Visited_20_Internet_20_Link">symbol_rep</text:a></text:p>
        <text:p text:style-name="P16"><text:tab/>;</text:p>
        <text:p text:style-name="P17"><text:bookmark-start text:name="pragma_s"/><text:span text:style-name="T35">pragma_s</text:span><text:bookmark-end text:name="pragma_s"/><text:tab/>=&gt;</text:p>
        <text:p text:style-name="P16"><text:tab/>=&gt; as_list<text:tab/>:pragma</text:p>
        <text:p text:style-name="P16"><text:tab/>=&gt; lx_srcpos<text:tab/>:Source_Position</text:p>
        <text:p text:style-name="P16"><text:tab/>;</text:p>
        <text:p text:style-name="P18"><text:bookmark-start text:name="symbol_rep"/>symbol_rep<text:bookmark-end text:name="symbol_rep"/><text:tab/>=&gt;</text:p>
        <text:p text:style-name="P16"><text:tab/>=&gt; xd_text<text:tab/>:txtrep</text:p>
        <text:p text:style-name="P16"><text:tab/>=&gt; xd_deflist<text:tab/>:DEF_NAME</text:p>
        <text:p text:style-name="P16"><text:tab/>;</text:p>
        <text:p text:style-name="P16">false<text:tab/>=&gt;</text:p>
        <text:p text:style-name="P12"><text:tab/>;</text:p>
        <text:p text:style-name="P12">true<text:tab/>=&gt;</text:p>
        <text:p text:style-name="P12"><text:tab/>;</text:p>
        <text:p text:style-name="P12">nil<text:tab/>=&gt;</text:p>
        <text:p text:style-name="P12"><text:tab/>;</text:p>
        <text:p text:style-name="P12">list<text:tab/>=&gt;</text:p>
        <text:p text:style-name="P12"><text:tab/>=&gt; xd_head<text:tab/>:void</text:p>
        <text:p text:style-name="P12"><text:tab/>=&gt; xd_tail<text:tab/>:void</text:p>
        <text:p text:style-name="P12"><text:tab/>;</text:p>
        <text:p text:style-name="P12">hash<text:tab/>=&gt;</text:p>
        <text:p text:style-name="P12"><text:tab/>=&gt; xd_list<text:tab/>:symbol_rep</text:p>
        <text:p text:style-name="P12"><text:tab/>;</text:p>
        <text:p text:style-name="P12">void<text:tab/>=&gt;</text:p>
        <text:p text:style-name="P12"><text:tab/>;</text:p>
        <text:p text:style-name="P115"><text:bookmark-start text:name="CONTEXT_ELEM"/>CONTEXT_ELEM<text:bookmark-end text:name="CONTEXT_ELEM"/></text:p>
        <text:p text:style-name="P74"><text:bookmark-start text:name="context_elem_s"/><text:span text:style-name="T35">context_elem_s</text:span><text:bookmark-end text:name="context_elem_s"/><text:tab/>=&gt;</text:p>
        <text:p text:style-name="P74"><text:tab/>=&gt; as_list<text:tab/>:<text:a xlink:type="simple" xlink:href="#CONTEXT_ELEM" text:style-name="Internet_20_link" text:visited-style-name="Visited_20_Internet_20_Link">CONTEXT_ELEM</text:a></text:p>
        <text:p text:style-name="P74"><text:tab/>=&gt; lx_srcpos<text:tab/>:Source_Position</text:p>
        <text:p text:style-name="P75"><text:tab/>;</text:p>
        <text:p text:style-name="P74">context_pragma<text:tab/>=&gt;</text:p>
        <text:p text:style-name="P51"><text:tab/>=&gt; as_pragma<text:tab/>:pragma</text:p>
        <text:p text:style-name="P51"><text:tab/>=&gt; lx_srcpos<text:tab/>:Source_Position</text:p>
        <text:p text:style-name="P51"><text:tab/>;</text:p>
        <text:p text:style-name="P51">with<text:tab/>=&gt;</text:p>
        <text:p text:style-name="P51"><text:tab/>=&gt; as_name_s<text:tab/>:<text:a xlink:type="simple" xlink:href="#name_s" text:style-name="Internet_20_link" text:visited-style-name="Visited_20_Internet_20_Link">name_s</text:a></text:p>
        <text:p text:style-name="P51"><text:tab/>=&gt; as_use_pragma_s<text:tab/>:<text:a xlink:type="simple" xlink:href="#use_pragma_s" text:style-name="Internet_20_link" text:visited-style-name="Visited_20_Internet_20_Link">use_pragma_s</text:a></text:p>
        <text:p text:style-name="P51"><text:tab/>=&gt; lx_srcpos<text:tab/>:Source_Position</text:p>
        <text:p text:style-name="P52"><text:tab/>;</text:p>
        <text:p text:style-name="P128"/>
        <text:p text:style-name="P136"><text:bookmark-start text:name="ALL_DECL Copie 3"/><text:span text:style-name="T4">ALL_DECL</text:span><text:bookmark-end text:name="ALL_DECL Copie 3"/></text:p>
        <text:p text:style-name="P129">subunit<text:tab/>=&gt;</text:p>
        <text:p text:style-name="P129"><text:tab/>=&gt; as_name<text:tab/>:NAME</text:p>
        <text:p text:style-name="P129"><text:tab/>=&gt; as_subunit_body<text:tab/>:SUBUNIT_BODY</text:p>
        <text:p text:style-name="P129"><text:tab/>=&gt; lx_srcpos<text:tab/>:Source_Position</text:p>
        <text:p text:style-name="P129"><text:tab/>;</text:p>
        <text:p text:style-name="P129">block_master<text:tab/>=&gt;</text:p>
        <text:p text:style-name="P129"><text:tab/>=&gt; lx_srcpos<text:tab/>:Source_Position</text:p>
        <text:p text:style-name="P129"><text:tab/>=&gt; sm_stm<text:tab/>:STM</text:p>
        <text:p text:style-name="P129"><text:tab/>;</text:p>
        <text:p text:style-name="P135"><text:bookmark-start text:name="ALL_DECL"/><text:span text:style-name="T41">ALL_DECL</text:span><text:bookmark-end text:name="ALL_DECL"/><text:span text:style-name="T41"> &gt; </text:span><text:bookmark-start text:name="ITEM"/><text:span text:style-name="T5">ITEM</text:span><text:bookmark-end text:name="ITEM"/></text:p>
        <text:p text:style-name="P76"><text:bookmark-start text:name="item_s"/><text:span text:style-name="T35">item_s</text:span><text:bookmark-end text:name="item_s"/><text:tab/>=&gt;</text:p>
        <text:p text:style-name="P76"><text:tab/>=&gt; as_list<text:tab/>:<text:a xlink:type="simple" xlink:href="#ITEM" text:style-name="Internet_20_link" text:visited-style-name="Visited_20_Internet_20_Link">ITEM</text:a></text:p>
        <text:p text:style-name="P76"><text:tab/>=&gt; lx_srcpos<text:tab/>:Source_Position</text:p>
        <text:p text:style-name="P77"><text:tab/>;</text:p>
        <text:p text:style-name="P76"><text:bookmark-start text:name="subprogram_body"/><text:bookmark-start text:name="__DdeLink__3343_478744637"/>subprogram_body<text:bookmark-end text:name="subprogram_body"/><text:bookmark-end text:name="__DdeLink__3343_478744637"/><text:tab/>=&gt;</text:p>
        <text:p text:style-name="P19"><text:tab/>=&gt; as_source_name<text:tab/>:SOURCE_NAME</text:p>
        <text:p text:style-name="P19"><text:tab/>=&gt; as_body<text:tab/>:<text:a xlink:type="simple" xlink:href="#BODY" text:style-name="Internet_20_link" text:visited-style-name="Visited_20_Internet_20_Link">BODY</text:a></text:p>
        <text:p text:style-name="P19"><text:tab/>=&gt; as_header<text:tab/>:<text:a xlink:type="simple" xlink:href="#procedure_spec" text:style-name="Internet_20_link" text:visited-style-name="Visited_20_Internet_20_Link">HEADER</text:a></text:p>
        <text:p text:style-name="P19"><text:tab/>=&gt; lx_srcpos<text:tab/>:Source_Position</text:p>
        <text:p text:style-name="P19"><text:tab/>;</text:p>
        <text:p text:style-name="P67">package_body<text:tab/>=&gt;</text:p>
        <text:p text:style-name="P67"><text:tab/>=&gt; as_source_name<text:tab/>:SOURCE_NAME</text:p>
        <text:p text:style-name="P67"><text:tab/>=&gt; as_body<text:tab/>:<text:a xlink:type="simple" xlink:href="#BODY" text:style-name="Internet_20_link" text:visited-style-name="Visited_20_Internet_20_Link">BODY</text:a></text:p>
        <text:p text:style-name="P67"><text:tab/>=&gt; lx_srcpos<text:tab/>:Source_Position</text:p>
        <text:p text:style-name="P67"><text:tab/>;</text:p>
        <text:p text:style-name="P67">task_body<text:tab/>=&gt;</text:p>
        <text:p text:style-name="P67"><text:tab/>=&gt; as_source_name<text:tab/>:SOURCE_NAME</text:p>
        <text:p text:style-name="P67"><text:tab/>=&gt; as_body<text:tab/>:<text:a xlink:type="simple" xlink:href="#BODY" text:style-name="Internet_20_link" text:visited-style-name="Visited_20_Internet_20_Link">BODY</text:a></text:p>
        <text:p text:style-name="P67"><text:tab/>=&gt; lx_srcpos<text:tab/>:Source_Position</text:p>
        <text:p text:style-name="P67"><text:tab/>;</text:p>
        <text:p text:style-name="P108"><text:span text:style-name="T38">ALL_DECL &gt; ITEM &gt; </text:span>DECL</text:p>
        <text:p text:style-name="P67"><text:span text:style-name="T35">decl_s</text:span><text:tab/>=&gt;</text:p>
        <text:p text:style-name="P67"><text:tab/>=&gt; as_list<text:tab/>:DECL</text:p>
        <text:p text:style-name="P67"><text:tab/>=&gt; lx_srcpos<text:tab/>:Source_Position</text:p>
        <text:p text:style-name="P68"><text:tab/>;</text:p>
        <text:p text:style-name="P67">package_decl<text:tab/>=&gt;</text:p>
        <text:p text:style-name="P20"><text:tab/>=&gt; as_source_name<text:tab/>:SOURCE_NAME</text:p>
        <text:p text:style-name="P20"><text:tab/>=&gt; as_header<text:tab/>:<text:a xlink:type="simple" xlink:href="#package_spec" text:style-name="Internet_20_link" text:visited-style-name="Visited_20_Internet_20_Link">HEADER</text:a></text:p>
        <text:p text:style-name="P20"><text:tab/>=&gt; as_unit_kind<text:tab/>:<text:a xlink:type="simple" xlink:href="#UNIT_KIND" text:style-name="Internet_20_link" text:visited-style-name="Visited_20_Internet_20_Link">UNIT_KIND</text:a></text:p>
        <text:p text:style-name="P20"><text:tab/>=&gt; lx_srcpos<text:tab/>:Source_Position</text:p>
        <text:p text:style-name="P20"><text:tab/>;</text:p>
        <text:p text:style-name="P20"><text:bookmark-start text:name="__DdeLink__3345_478744637"/>subprog_entry_decl<text:bookmark-end text:name="__DdeLink__3345_478744637"/><text:tab/>=&gt;</text:p>
        <text:p text:style-name="P20"><text:tab/>=&gt; as_source_name<text:tab/>:SOURCE_NAME</text:p>
        <text:p text:style-name="P20"><text:tab/>=&gt; as_header<text:tab/>:<text:a xlink:type="simple" xlink:href="#procedure_spec" text:style-name="Internet_20_link" text:visited-style-name="Visited_20_Internet_20_Link">HEADER</text:a></text:p>
        <text:p text:style-name="P20"><text:tab/>=&gt; as_unit_kind<text:tab/>:<text:a xlink:type="simple" xlink:href="#UNIT_KIND" text:style-name="Internet_20_link" text:visited-style-name="Visited_20_Internet_20_Link">UNIT_KIND</text:a></text:p>
        <text:p text:style-name="P20"><text:tab/>=&gt; lx_srcpos<text:tab/>:Source_Position</text:p>
        <text:p text:style-name="P20"><text:tab/>;</text:p>
        <text:p text:style-name="P20"><text:bookmark-start text:name="__DdeLink__3347_478744637"/>generic_decl<text:bookmark-end text:name="__DdeLink__3347_478744637"/><text:tab/>=&gt;</text:p>
        <text:p text:style-name="P20"><text:tab/>=&gt; as_source_name<text:tab/>:SOURCE_NAME</text:p>
        <text:p text:style-name="P20"><text:tab/>=&gt; as_header<text:tab/>:<text:a xlink:type="simple" xlink:href="#HEADER" text:style-name="Internet_20_link" text:visited-style-name="Visited_20_Internet_20_Link">HEADER</text:a></text:p>
        <text:p text:style-name="P20"><text:tab/>=&gt; as_item_s<text:tab/>:item_s</text:p>
        <text:p text:style-name="P20"><text:tab/>=&gt; lx_srcpos<text:tab/>:Source_Position</text:p>
        <text:p text:style-name="P20"><text:tab/>;</text:p>
        <text:p text:style-name="P21"><text:bookmark-start text:name="number_decl"/><text:bookmark-start text:name="__DdeLink__3350_478744637"/>number_decl<text:bookmark-end text:name="number_decl"/><text:bookmark-end text:name="__DdeLink__3350_478744637"/><text:tab/>=&gt;<text:tab/><text:a xlink:type="simple" xlink:href="#explications_number_decl" text:style-name="Internet_20_link" text:visited-style-name="Visited_20_Internet_20_Link"><text:span text:style-name="T29">(explications)</text:span></text:a></text:p>
        <text:p text:style-name="P21"><text:tab/>=&gt; as_source_name_s<text:tab/>:source_name_s</text:p>
        <text:p text:style-name="P21"><text:tab/>=&gt; as_exp<text:tab/>:EXP</text:p>
        <text:p text:style-name="P21"><text:tab/>=&gt; lx_srcpos<text:tab/>:Source_Position</text:p>
        <text:p text:style-name="P21"><text:tab/>;</text:p>
        <text:p text:style-name="P21"><text:bookmark-start text:name="__DdeLink__3352_478744637"/>type_decl<text:bookmark-end text:name="__DdeLink__3352_478744637"/><text:tab/>=&gt;</text:p>
        <text:p text:style-name="P22"><text:tab/>=&gt; as_source_name<text:tab/>:SOURCE_NAME</text:p>
        <text:p text:style-name="P22"><text:tab/>=&gt; as_dscrmt_decl_s<text:tab/>:dscrmt_decl_s</text:p>
        <text:p text:style-name="P22"><text:tab/>=&gt; as_type_def<text:tab/>:<text:a xlink:type="simple" xlink:href="#TYPE_DEF" text:style-name="Internet_20_link" text:visited-style-name="Visited_20_Internet_20_Link">TYPE_DEF</text:a></text:p>
        <text:p text:style-name="P22"><text:tab/>=&gt; lx_srcpos<text:tab/>:Source_Position</text:p>
        <text:p text:style-name="P22"><text:tab/>;</text:p>
        <text:p text:style-name="P23"><text:span text:style-name="T35">dscrmt_decl_s</text:span><text:tab/>=&gt;</text:p>
        <text:p text:style-name="P23"><text:tab/>=&gt; as_list<text:tab/>:dscrmt_decl</text:p>
        <text:p text:style-name="P23"><text:tab/>=&gt; lx_srcpos<text:tab/>:Source_Position</text:p>
        <text:p text:style-name="P23"><text:tab/>;</text:p>
        <text:p text:style-name="P23"><text:bookmark-start text:name="__DdeLink__3354_478744637"/>dscrmt_decl<text:bookmark-end text:name="__DdeLink__3354_478744637"/><text:tab/>=&gt;</text:p>
        <text:p text:style-name="P23"><text:tab/>=&gt; as_source_name_s<text:tab/>:source_name_s</text:p>
        <text:p text:style-name="P23"><text:tab/>=&gt; as_name<text:tab/>:NAME</text:p>
        <text:p text:style-name="P23"><text:tab/>=&gt; as_exp<text:tab/>:EXP</text:p>
        <text:p text:style-name="P23"><text:tab/>=&gt; lx_srcpos<text:tab/>:Source_Position</text:p>
        <text:p text:style-name="P23"><text:tab/>;</text:p>
        <text:p text:style-name="P22"><text:bookmark-start text:name="__DdeLink__3893_478744637"/>subtype_decl<text:bookmark-end text:name="__DdeLink__3893_478744637"/><text:tab/>=&gt;</text:p>
        <text:p text:style-name="P22"><text:tab/>=&gt; as_source_name<text:tab/>:SOURCE_NAME</text:p>
        <text:p text:style-name="P22"><text:tab/>=&gt; as_subtype_indication<text:tab/>:subtype_indication</text:p>
        <text:p text:style-name="P22"><text:tab/>=&gt; lx_srcpos<text:tab/>:Source_Position</text:p>
        <text:p text:style-name="P22"><text:tab/>;</text:p>
        <text:p text:style-name="P24"><text:bookmark-start text:name="__DdeLink__3895_478744637"/>constant_decl<text:bookmark-end text:name="__DdeLink__3895_478744637"/><text:tab/>=&gt;</text:p>
        <text:p text:style-name="P24"><text:tab/>=&gt; as_source_name_s<text:tab/>:source_name_s</text:p>
        <text:p text:style-name="P24"><text:tab/>=&gt; as_exp<text:tab/>:EXP</text:p>
        <text:p text:style-name="P24"><text:tab/>=&gt; as_type_def<text:tab/>:<text:a xlink:type="simple" xlink:href="#TYPE_DEF" text:style-name="Internet_20_link" text:visited-style-name="Visited_20_Internet_20_Link">TYPE_DEF</text:a></text:p>
        <text:p text:style-name="P24"><text:tab/>=&gt; lx_srcpos<text:tab/>:Source_Position</text:p>
        <text:p text:style-name="P24"><text:tab/>;</text:p>
        <text:p text:style-name="P25"><text:bookmark-start text:name="deferred_constant_decl"/>deferred_constant_decl<text:bookmark-end text:name="deferred_constant_decl"/><text:tab/>=&gt;<text:tab/><text:a xlink:type="simple" xlink:href="#explications _deferred_constant_decl " text:style-name="Internet_20_link" text:visited-style-name="Visited_20_Internet_20_Link"><text:span text:style-name="T17">(explications)</text:span></text:a></text:p>
        <text:p text:style-name="P25"><text:tab/>=&gt; as_source_name_s<text:tab/>:source_name_s</text:p>
        <text:p text:style-name="P25"><text:tab/>=&gt; as_name<text:tab/>:NAME</text:p>
        <text:p text:style-name="P25"><text:tab/>=&gt; lx_srcpos<text:tab/>:Source_Position</text:p>
        <text:p text:style-name="P25"><text:tab/>;</text:p>
        <text:p text:style-name="P25">variable_decl<text:tab/>=&gt;</text:p>
        <text:p text:style-name="P25"/>
        <text:p text:style-name="P25"><text:tab/>=&gt; as_source_name_s<text:tab/>:source_name_s</text:p>
        <text:p text:style-name="P25"><text:tab/>=&gt; as_exp<text:tab/>:EXP</text:p>
        <text:p text:style-name="P25"><text:tab/>=&gt; as_type_def<text:tab/>:<text:a xlink:type="simple" xlink:href="#TYPE_DEF" text:style-name="Internet_20_link" text:visited-style-name="Visited_20_Internet_20_Link">TYPE_DEF</text:a></text:p>
        <text:p text:style-name="P25"><text:tab/>=&gt; lx_srcpos<text:tab/>:Source_Position</text:p>
        <text:p text:style-name="P25"><text:tab/>;</text:p>
        <text:p text:style-name="P25">exception_decl<text:tab/>=&gt;</text:p>
        <text:p text:style-name="P25"><text:tab/>=&gt; as_source_name_s<text:tab/>:source_name_s</text:p>
        <text:p text:style-name="P25"><text:tab/>=&gt; lx_srcpos<text:tab/>:Source_Position</text:p>
        <text:p text:style-name="P25"><text:tab/>;</text:p>
        <text:p text:style-name="P26">task_decl<text:tab/>=&gt;</text:p>
        <text:p text:style-name="P27"><text:tab/>=&gt; as_source_name<text:tab/>:SOURCE_NAME</text:p>
        <text:p text:style-name="P27"><text:tab/>=&gt; as_decl_s<text:tab/>:decl_s</text:p>
        <text:p text:style-name="P27"><text:tab/>=&gt; lx_srcpos<text:tab/>:Source_Position</text:p>
        <text:p text:style-name="P27"><text:tab/>;</text:p>
        <text:p text:style-name="P28">renames_obj_decl<text:tab/>=&gt;</text:p>
        <text:p text:style-name="P28"><text:tab/>=&gt; as_source_name<text:tab/>:SOURCE_NAME</text:p>
        <text:p text:style-name="P28"><text:tab/>=&gt; as_name<text:tab/>:NAME</text:p>
        <text:p text:style-name="P28"><text:tab/>=&gt; as_type_mark_name<text:tab/>:NAME</text:p>
        <text:p text:style-name="P28"><text:tab/>=&gt; lx_srcpos<text:tab/>:Source_Position</text:p>
        <text:p text:style-name="P28"><text:tab/>;</text:p>
        <text:p text:style-name="P28">renames_exc_decl<text:tab/>=&gt;</text:p>
        <text:p text:style-name="P28"><text:tab/>=&gt; as_source_name<text:tab/>:SOURCE_NAME</text:p>
        <text:p text:style-name="P28"><text:tab/>=&gt; as_name<text:tab/>:NAME</text:p>
        <text:p text:style-name="P28"><text:tab/>=&gt; lx_srcpos<text:tab/>:Source_Position</text:p>
        <text:p text:style-name="P28"><text:tab/>;</text:p>
        <text:p text:style-name="P28">null_comp_decl<text:tab/>=&gt;</text:p>
        <text:p text:style-name="P28"><text:tab/>=&gt; lx_srcpos<text:tab/>:Source_Position</text:p>
        <text:p text:style-name="P28"><text:tab/>;</text:p>
        <text:p text:style-name="P29">length_enum_rep<text:tab/>=&gt;</text:p>
        <text:p text:style-name="P29"><text:tab/>=&gt; as_name<text:tab/>:NAME</text:p>
        <text:p text:style-name="P29"><text:tab/>=&gt; as_exp<text:tab/>:EXP</text:p>
        <text:p text:style-name="P29"><text:tab/>=&gt; lx_srcpos<text:tab/>:Source_Position</text:p>
        <text:p text:style-name="P29"><text:tab/>;</text:p>
        <text:p text:style-name="P29"><text:bookmark-start text:name="address"/>address<text:bookmark-end text:name="address"/><text:tab/>=&gt;<text:tab/><text:a xlink:type="simple" xlink:href="#explications_address" text:style-name="Internet_20_link" text:visited-style-name="Visited_20_Internet_20_Link"><text:span text:style-name="T15">(explications)</text:span></text:a></text:p>
        <text:p text:style-name="P29"><text:tab/>=&gt; as_name<text:tab/>:NAME</text:p>
        <text:p text:style-name="P29"><text:tab/>=&gt; as_exp<text:tab/>:EXP</text:p>
        <text:p text:style-name="P29"><text:tab/>=&gt; lx_srcpos<text:tab/>:Source_Position</text:p>
        <text:p text:style-name="P29"><text:tab/>;</text:p>
        <text:p text:style-name="P29"><text:bookmark-start text:name="record_rep"/>record_rep<text:bookmark-end text:name="record_rep"/><text:tab/>=&gt;<text:tab/><text:a xlink:type="simple" xlink:href="#explications_record_rep" text:style-name="Internet_20_link" text:visited-style-name="Visited_20_Internet_20_Link"><text:span text:style-name="T16">(explications)</text:span></text:a></text:p>
        <text:p text:style-name="P29"><text:tab/>=&gt; as_name<text:tab/>:NAME</text:p>
        <text:p text:style-name="P29"><text:tab/>=&gt; as_alignment_clause<text:tab/>:<text:a xlink:type="simple" xlink:href="#ALIGNMENT_CLAUSE" text:style-name="Internet_20_link" text:visited-style-name="Visited_20_Internet_20_Link">ALIGNMENT_CLAUSE</text:a></text:p>
        <text:p text:style-name="P29"><text:tab/>=&gt; as_comp_rep_s<text:tab/>:<text:a xlink:type="simple" xlink:href="#COMP_REP_ELEM" text:style-name="Internet_20_link" text:visited-style-name="Visited_20_Internet_20_Link">comp_rep_s</text:a></text:p>
        <text:p text:style-name="P29"><text:tab/>=&gt; lx_srcpos<text:tab/>:Source_Position</text:p>
        <text:p text:style-name="P29"><text:tab/>;</text:p>
        <text:p text:style-name="P114"><text:span text:style-name="T43">ALL_DECL &gt; </text:span><text:span text:style-name="T38">ITEM &gt; DECL &gt; </text:span>USE_PRAGMA</text:p>
        <text:p text:style-name="P74"><text:bookmark-start text:name="use_pragma_s"/><text:span text:style-name="T35">use_pragma_s</text:span><text:bookmark-end text:name="use_pragma_s"/><text:tab/>=&gt;</text:p>
        <text:p text:style-name="P74"><text:tab/>=&gt; as_list<text:tab/>:USE_PRAGMA</text:p>
        <text:p text:style-name="P74"><text:tab/>=&gt; lx_srcpos<text:tab/>:Source_Position</text:p>
        <text:p text:style-name="P75"><text:tab/>;</text:p>
        <text:p text:style-name="P74">use<text:tab/>=&gt;</text:p>
        <text:p text:style-name="P30"><text:tab/>=&gt; as_name_s<text:tab/>:name_s</text:p>
        <text:p text:style-name="P30"><text:tab/>=&gt; lx_srcpos<text:tab/>:Source_Position</text:p>
        <text:p text:style-name="P30"><text:tab/>;</text:p>
        <text:p text:style-name="P30">pragma<text:tab/>=&gt;</text:p>
        <text:p text:style-name="P31"><text:tab/>=&gt; as_used_name_id<text:tab/>:used_name_id</text:p>
        <text:p text:style-name="P31"><text:tab/>=&gt; as_general_assoc_s<text:tab/>:general_assoc_s</text:p>
        <text:p text:style-name="P31"><text:tab/>=&gt; lx_srcpos<text:tab/>:Source_Position</text:p>
        <text:p text:style-name="P31"><text:tab/>;</text:p>
        <text:p text:style-name="P137"><text:bookmark-start text:name="ALIGNMENT_CLAUSE"/><text:span text:style-name="T12">ALIGNMENT_CLAUSE</text:span><text:bookmark-end text:name="ALIGNMENT_CLAUSE"/></text:p>
        <text:p text:style-name="P63">alignment<text:tab/>=&gt;</text:p>
        <text:p text:style-name="P63"><text:tab/>=&gt; as_pragma_s<text:tab/>:pragma_s</text:p>
        <text:p text:style-name="P63"><text:tab/>=&gt; as_exp<text:tab/>:EXP</text:p>
        <text:p text:style-name="P63"><text:tab/>=&gt; lx_srcpos<text:tab/>:Source_Position</text:p>
        <text:p text:style-name="P63"><text:tab/>;</text:p>
        <text:p text:style-name="P119"><text:bookmark-start text:name="COMP_REP_ELEM"/>COMP_REP_ELEM<text:bookmark-end text:name="COMP_REP_ELEM"/></text:p>
        <text:p text:style-name="P61"><text:span text:style-name="T35">comp_rep_s</text:span><text:tab/>=&gt;</text:p>
        <text:p text:style-name="P61"><text:tab/>=&gt; as_list<text:tab/>:COMP_REP_ELEM</text:p>
        <text:p text:style-name="P61"><text:tab/>=&gt; lx_srcpos<text:tab/>:Source_Position</text:p>
        <text:p text:style-name="P62"><text:tab/>;</text:p>
        <text:p text:style-name="P61">comp_rep<text:tab/>=&gt;</text:p>
        <text:p text:style-name="P61"><text:tab/>=&gt; as_name<text:tab/>:NAME</text:p>
        <text:p text:style-name="P61"><text:tab/>=&gt; as_exp<text:tab/>:EXP</text:p>
        <text:p text:style-name="P61"><text:tab/>=&gt; as_range<text:tab/>:RANGE</text:p>
        <text:p text:style-name="P61"><text:tab/>=&gt; lx_srcpos<text:tab/>:Source_Position</text:p>
        <text:p text:style-name="P61"><text:tab/>;</text:p>
        <text:p text:style-name="P61">comp_rep_pragma<text:tab/>=&gt;</text:p>
        <text:p text:style-name="P61"><text:tab/>=&gt; as_pragma<text:tab/>:pragma</text:p>
        <text:p text:style-name="P61"><text:tab/>=&gt; lx_srcpos<text:tab/>:Source_Position</text:p>
        <text:p text:style-name="P61"><text:tab/>;</text:p>
        <text:p text:style-name="P86"><text:bookmark-start text:name="ALL_DECL Copie 2"/><text:bookmark-start text:name="HEADER"/><text:span text:style-name="T8">H</text:span><text:bookmark-end text:name="ALL_DECL Copie 2"/><text:span text:style-name="T8">EADER</text:span><text:bookmark-end text:name="HEADER"/></text:p>
        <text:p text:style-name="P48"><text:bookmark-start text:name="package_spec"/>package_spec<text:bookmark-end text:name="package_spec"/><text:tab/>=&gt;</text:p>
        <text:p text:style-name="P48"><text:tab/>=&gt; as_decl_s1<text:tab/>:decl_s</text:p>
        <text:p text:style-name="P48"><text:tab/>=&gt; as_decl_s2<text:tab/>:decl_s</text:p>
        <text:p text:style-name="P48"><text:tab/>=&gt; lx_srcpos<text:tab/>:Source_Position</text:p>
        <text:p text:style-name="P48"><text:tab/>=&gt; xd_body_is_required<text:tab/>:BOOLEAN</text:p>
        <text:p text:style-name="P48"><text:tab/>;</text:p>
        <text:p text:style-name="P48"><text:bookmark-start text:name="procedure_spec"/>procedure_spec<text:bookmark-end text:name="procedure_spec"/><text:tab/>=&gt;</text:p>
        <text:p text:style-name="P48"><text:tab/>=&gt; as_param_s<text:tab/>:<text:a xlink:type="simple" xlink:href="#param_s" text:style-name="Internet_20_link" text:visited-style-name="Visited_20_Internet_20_Link">param_s</text:a></text:p>
        <text:p text:style-name="P48"><text:tab/>=&gt; lx_srcpos<text:tab/>:Source_Position</text:p>
        <text:p text:style-name="P48"><text:tab/>;</text:p>
        <text:p text:style-name="P48">function_spec<text:tab/>=&gt;</text:p>
        <text:p text:style-name="P48"><text:tab/>=&gt; as_param_s<text:tab/>:<text:a xlink:type="simple" xlink:href="#param_s" text:style-name="Internet_20_link" text:visited-style-name="Visited_20_Internet_20_Link">param_s</text:a></text:p>
        <text:p text:style-name="P48"><text:tab/>=&gt; as_name<text:tab/>:NAME</text:p>
        <text:p text:style-name="P48"><text:tab/>=&gt; lx_srcpos<text:tab/>:Source_Position</text:p>
        <text:p text:style-name="P48"><text:tab/>;</text:p>
        <text:p text:style-name="P48">entry<text:tab/>=&gt;</text:p>
        <text:p text:style-name="P48"><text:tab/>=&gt; as_param_s<text:tab/>:<text:a xlink:type="simple" xlink:href="#param_s" text:style-name="Internet_20_link" text:visited-style-name="Visited_20_Internet_20_Link">param_s</text:a></text:p>
        <text:p text:style-name="P48"><text:tab/>=&gt; as_discrete_range<text:tab/>:DISCRETE_RANGE</text:p>
        <text:p text:style-name="P48"><text:tab/>=&gt; lx_srcpos<text:tab/>:Source_Position</text:p>
        <text:p text:style-name="P48"><text:tab/>;</text:p>
        <text:p text:style-name="P48"><text:bookmark-start text:name="param_s"/><text:span text:style-name="T35">param_s</text:span><text:bookmark-end text:name="param_s"/><text:tab/>=&gt;</text:p>
        <text:p text:style-name="P48"><text:tab/>=&gt; as_list<text:tab/>:<text:a xlink:type="simple" xlink:href="#PARAM" text:style-name="Internet_20_link" text:visited-style-name="Visited_20_Internet_20_Link">PARAM</text:a></text:p>
        <text:p text:style-name="P48"><text:tab/>=&gt; lx_srcpos<text:tab/>:Source_Position</text:p>
        <text:p text:style-name="P48"><text:tab/>;</text:p>
        <text:p text:style-name="P120"><text:bookmark-start text:name="PARAM"/>PARAM<text:bookmark-end text:name="PARAM"/></text:p>
        <text:p text:style-name="P48">in<text:tab/>=&gt;</text:p>
        <text:p text:style-name="P48"><text:tab/>=&gt; as_source_name_s<text:tab/>:source_name_s</text:p>
        <text:p text:style-name="P48"><text:tab/>=&gt; as_name<text:tab/>:NAME</text:p>
        <text:p text:style-name="P48"><text:tab/>=&gt; as_exp<text:tab/>:EXP</text:p>
        <text:p text:style-name="P48"><text:tab/>=&gt; lx_srcpos<text:tab/>:Source_Position</text:p>
        <text:p text:style-name="P48"><text:tab/>=&gt; lx_default<text:tab/>:BOOLEAN</text:p>
        <text:p text:style-name="P48"><text:tab/>;</text:p>
        <text:p text:style-name="P48">out<text:tab/>=&gt;</text:p>
        <text:p text:style-name="P48"><text:tab/>=&gt; as_source_name_s<text:tab/>:source_name_s</text:p>
        <text:p text:style-name="P48"><text:tab/>=&gt; as_name<text:tab/>:NAME</text:p>
        <text:p text:style-name="P48"><text:tab/>=&gt; as_exp<text:tab/>:EXP</text:p>
        <text:p text:style-name="P48"><text:tab/>=&gt; lx_srcpos<text:tab/>:Source_Position</text:p>
        <text:p text:style-name="P48"><text:tab/>;</text:p>
        <text:p text:style-name="P48">in_out<text:tab/>=&gt;</text:p>
        <text:p text:style-name="P48"><text:tab/>=&gt; as_source_name_s<text:tab/>:source_name_s</text:p>
        <text:p text:style-name="P48"><text:tab/>=&gt; as_name<text:tab/>:NAME</text:p>
        <text:p text:style-name="P48"><text:tab/>=&gt; as_exp<text:tab/>:EXP</text:p>
        <text:p text:style-name="P48"><text:tab/>=&gt; lx_srcpos<text:tab/>:Source_Position</text:p>
        <text:p text:style-name="P48"><text:tab/>;</text:p>
        <text:p text:style-name="P87"><text:bookmark text:name="ALL_DECL Copie 1"/><text:span text:style-name="T40">UNIT_DESC</text:span><text:span text:style-name="T33"> </text:span><text:span text:style-name="T34">&gt; </text:span><text:bookmark-start text:name="BODY"/><text:span text:style-name="T8">BODY</text:span><text:bookmark-end text:name="BODY"/></text:p>
        <text:p text:style-name="P48">block_body<text:tab/>=&gt;</text:p>
        <text:p text:style-name="P48"><text:tab/>=&gt; as_item_s<text:tab/>:<text:a xlink:type="simple" xlink:href="#item_s" text:style-name="Internet_20_link" text:visited-style-name="Visited_20_Internet_20_Link">item_s</text:a></text:p>
        <text:p text:style-name="P48"><text:tab/>=&gt; as_stm_s<text:tab/>:<text:a xlink:type="simple" xlink:href="#stm_s" text:style-name="Internet_20_link" text:visited-style-name="Visited_20_Internet_20_Link">stm_s</text:a></text:p>
        <text:p text:style-name="P48"><text:tab/>=&gt; as_alternative_s<text:tab/>:<text:a xlink:type="simple" xlink:href="#ALTERNATIVE_ELEM" text:style-name="Internet_20_link" text:visited-style-name="Visited_20_Internet_20_Link">alternative_s</text:a></text:p>
        <text:p text:style-name="P48"><text:tab/>=&gt; lx_srcpos<text:tab/>:Source_Position</text:p>
        <text:p text:style-name="P48"><text:tab/>=&gt; cd_level<text:tab/>:Integer</text:p>
        <text:p text:style-name="P48"><text:tab/>=&gt; cd_return_label<text:tab/>:Integer</text:p>
        <text:p text:style-name="P48"><text:tab/>=&gt; cd_result_offset<text:tab/>:Integer</text:p>
        <text:p text:style-name="P48"><text:tab/>;</text:p>
        <text:p text:style-name="P48">stub<text:tab/>=&gt;</text:p>
        <text:p text:style-name="P48"><text:tab/>=&gt; lx_srcpos<text:tab/>:Source_Position</text:p>
        <text:p text:style-name="P48"><text:tab/>;</text:p>
        <text:p text:style-name="P121"><text:bookmark-start text:name="ALTERNATIVE_ELEM"/>ALTERNATIVE_ELEM<text:bookmark-end text:name="ALTERNATIVE_ELEM"/></text:p>
        <text:p text:style-name="P78"><text:span text:style-name="T35">alternative_s</text:span><text:tab/>=&gt;</text:p>
        <text:p text:style-name="P78"><text:tab/>=&gt; as_list<text:tab/>:ALTERNATIVE_ELEM</text:p>
        <text:p text:style-name="P78"><text:tab/>=&gt; lx_srcpos<text:tab/>:Source_Position</text:p>
        <text:p text:style-name="P79"><text:tab/>;</text:p>
        <text:p text:style-name="P78">alternative<text:tab/>=&gt;</text:p>
        <text:p text:style-name="P78"><text:tab/>=&gt; as_choice_s<text:tab/>:<text:a xlink:type="simple" xlink:href="#CHOICE" text:style-name="Internet_20_link" text:visited-style-name="Visited_20_Internet_20_Link">choice_s</text:a></text:p>
        <text:p text:style-name="P78"><text:tab/>=&gt; as_stm_s<text:tab/>:stm_s</text:p>
        <text:p text:style-name="P78"><text:tab/>=&gt; lx_srcpos<text:tab/>:Source_Position</text:p>
        <text:p text:style-name="P78"><text:tab/>;</text:p>
        <text:p text:style-name="P78">alternative_pragma<text:tab/>=&gt;</text:p>
        <text:p text:style-name="P78"><text:tab/>=&gt; as_pragma<text:tab/>:pragma</text:p>
        <text:p text:style-name="P78"><text:tab/>=&gt; lx_srcpos<text:tab/>:Source_Position</text:p>
        <text:p text:style-name="P78"><text:tab/>;</text:p>
        <text:p text:style-name="P122"><text:bookmark-start text:name="CHOICE"/>CHOICE<text:bookmark-end text:name="CHOICE"/></text:p>
        <text:p text:style-name="P133"><text:span text:style-name="T35">choice_s</text:span><text:tab/>=&gt;</text:p>
        <text:p text:style-name="P133"><text:tab/>=&gt; as_list<text:tab/>:CHOICE</text:p>
        <text:p text:style-name="P133"><text:tab/>=&gt; lx_srcpos<text:tab/>:Source_Position</text:p>
        <text:p text:style-name="P133"><text:tab/>=&gt; cd_label<text:tab/>:Integer</text:p>
        <text:p text:style-name="P134"><text:tab/>;</text:p>
        <text:p text:style-name="P133">choice_exp<text:tab/>=&gt;</text:p>
        <text:p text:style-name="P133"><text:tab/>=&gt; as_exp<text:tab/>:EXP</text:p>
        <text:p text:style-name="P133"><text:tab/>=&gt; lx_srcpos<text:tab/>:Source_Position</text:p>
        <text:p text:style-name="P133"><text:tab/>;</text:p>
        <text:p text:style-name="P133">choice_range<text:tab/>=&gt;</text:p>
        <text:p text:style-name="P133"><text:tab/>=&gt; as_discrete_range<text:tab/>:DISCRETE_RANGE</text:p>
        <text:p text:style-name="P133"><text:tab/>=&gt; lx_srcpos<text:tab/>:Source_Position</text:p>
        <text:p text:style-name="P133"><text:tab/>;</text:p>
        <text:p text:style-name="P133">choice_others<text:tab/>=&gt;</text:p>
        <text:p text:style-name="P133"><text:tab/>=&gt; lx_srcpos<text:tab/>:Source_Position</text:p>
        <text:p text:style-name="P133"><text:tab/>;<text:span text:style-name="T40"/></text:p>
        <text:p text:style-name="P139"><text:span text:style-name="T40">UNIT_DESC </text:span><text:span text:style-name="T42">&gt; </text:span><text:bookmark-start text:name="UNIT_KIND"/><text:span text:style-name="T9">UNIT_KIND</text:span><text:bookmark-end text:name="UNIT_KIND"/></text:p>
        <text:p text:style-name="P49">renames_unit<text:tab/>=&gt;</text:p>
        <text:p text:style-name="P49"><text:tab/>=&gt; as_name<text:tab/>:NAME</text:p>
        <text:p text:style-name="P49"><text:tab/>=&gt; lx_srcpos<text:tab/>:Source_Position</text:p>
        <text:p text:style-name="P49"><text:tab/>;</text:p>
        <text:p text:style-name="P49">instantiation<text:tab/>=&gt;</text:p>
        <text:p text:style-name="P49"><text:tab/>=&gt; as_name<text:tab/>:NAME</text:p>
        <text:p text:style-name="P49"><text:tab/>=&gt; as_general_assoc_s<text:tab/>:general_assoc_s</text:p>
        <text:p text:style-name="P49"><text:tab/>=&gt; lx_srcpos<text:tab/>:Source_Position</text:p>
        <text:p text:style-name="P49"><text:tab/>=&gt; sm_decl_s<text:tab/>:decl_s</text:p>
        <text:p text:style-name="P49"><text:tab/>;</text:p>
        <text:p text:style-name="P49">name_default<text:tab/>=&gt;</text:p>
        <text:p text:style-name="P49"><text:tab/>=&gt; as_name<text:tab/>:NAME</text:p>
        <text:p text:style-name="P49"><text:tab/>=&gt; lx_srcpos<text:tab/>:Source_Position</text:p>
        <text:p text:style-name="P49"><text:tab/>;</text:p>
        <text:p text:style-name="P49">box_default<text:tab/>=&gt;</text:p>
        <text:p text:style-name="P49"><text:tab/>=&gt; lx_srcpos<text:tab/>:Source_Position</text:p>
        <text:p text:style-name="P132"><text:tab/>;</text:p>
        <text:p text:style-name="P132">no_default<text:tab/>=&gt;</text:p>
        <text:p text:style-name="P49"><text:tab/>=&gt; lx_srcpos<text:tab/>:Source_Position</text:p>
        <text:p text:style-name="P49"><text:tab/>;</text:p>
        <text:p text:style-name="P138"/>
        <text:p text:style-name="P84"><text:bookmark-start text:name="TYPE_DEF"/><text:span text:style-name="T6">TYPE_</text:span><text:span text:style-name="T2">DEF</text:span><text:bookmark-end text:name="TYPE_DEF"/></text:p>
        <text:p text:style-name="P34">enumeration_def<text:tab/>=&gt;</text:p>
        <text:p text:style-name="P34"><text:tab/>=&gt; as_enum_literal_s<text:tab/>:enum_literal_s</text:p>
        <text:p text:style-name="P34"><text:tab/>=&gt; lx_srcpos<text:tab/>:Source_Position</text:p>
        <text:p text:style-name="P34"><text:tab/>;</text:p>
        <text:p text:style-name="P34">subtype_indication<text:tab/>=&gt;</text:p>
        <text:p text:style-name="P34"><text:tab/>=&gt; as_constraint<text:tab/>:<text:a xlink:type="simple" xlink:href="#CONSTRAINT" text:style-name="Internet_20_link" text:visited-style-name="Visited_20_Internet_20_Link">CONSTRAINT</text:a></text:p>
        <text:p text:style-name="P34"><text:tab/>=&gt; as_name<text:tab/>:NAME</text:p>
        <text:p text:style-name="P34"><text:tab/>=&gt; lx_srcpos<text:tab/>:Source_Position</text:p>
        <text:p text:style-name="P34"><text:tab/>;</text:p>
        <text:p text:style-name="P34">integer_def<text:tab/>=&gt;</text:p>
        <text:p text:style-name="P34"><text:tab/>=&gt; as_constraint<text:tab/>:<text:a xlink:type="simple" xlink:href="#CONSTRAINT" text:style-name="Internet_20_link" text:visited-style-name="Visited_20_Internet_20_Link">CONSTRAINT</text:a></text:p>
        <text:p text:style-name="P34"><text:tab/>=&gt; lx_srcpos<text:tab/>:Source_Position</text:p>
        <text:p text:style-name="P34"><text:tab/>;</text:p>
        <text:p text:style-name="P34">float_def<text:tab/>=&gt;</text:p>
        <text:p text:style-name="P34"><text:tab/>=&gt; as_constraint<text:tab/>:<text:a xlink:type="simple" xlink:href="#CONSTRAINT" text:style-name="Internet_20_link" text:visited-style-name="Visited_20_Internet_20_Link">CONSTRAINT</text:a></text:p>
        <text:p text:style-name="P34"><text:tab/>=&gt; lx_srcpos<text:tab/>:Source_Position</text:p>
        <text:p text:style-name="P34"><text:tab/>;</text:p>
        <text:p text:style-name="P34">fixed_def<text:tab/>=&gt;</text:p>
        <text:p text:style-name="P34"><text:tab/>=&gt; as_constraint<text:tab/>:<text:a xlink:type="simple" xlink:href="#CONSTRAINT" text:style-name="Internet_20_link" text:visited-style-name="Visited_20_Internet_20_Link">CONSTRAINT</text:a></text:p>
        <text:p text:style-name="P34"><text:tab/>=&gt; lx_srcpos<text:tab/>:Source_Position</text:p>
        <text:p text:style-name="P34"><text:tab/>;</text:p>
        <text:p text:style-name="P34">constrained_array_def<text:tab/>=&gt;</text:p>
        <text:p text:style-name="P34"><text:tab/>=&gt; as_subtype_indication<text:tab/>:subtype_indication</text:p>
        <text:p text:style-name="P34"><text:tab/>=&gt; as_constraint<text:tab/>:<text:a xlink:type="simple" xlink:href="#CONSTRAINT" text:style-name="Internet_20_link" text:visited-style-name="Visited_20_Internet_20_Link">CONSTRAINT</text:a></text:p>
        <text:p text:style-name="P34"><text:tab/>=&gt; lx_srcpos<text:tab/>:Source_Position</text:p>
        <text:p text:style-name="P34"><text:tab/>;</text:p>
        <text:p text:style-name="P34">unconstrained_array_def<text:tab/>=&gt;</text:p>
        <text:p text:style-name="P34"><text:tab/>=&gt; as_subtype_indication<text:tab/>:subtype_indication</text:p>
        <text:p text:style-name="P34"><text:tab/>=&gt; as_index_s<text:tab/>:<text:a xlink:type="simple" xlink:href="#index" text:style-name="Internet_20_link" text:visited-style-name="Visited_20_Internet_20_Link">index_s</text:a></text:p>
        <text:p text:style-name="P34"><text:tab/>=&gt; lx_srcpos<text:tab/>:Source_Position</text:p>
        <text:p text:style-name="P34"><text:tab/>;</text:p>
        <text:p text:style-name="P34">access_def<text:tab/>=&gt;</text:p>
        <text:p text:style-name="P34"><text:tab/>=&gt; as_subtype_indication<text:tab/>:subtype_indication</text:p>
        <text:p text:style-name="P34"><text:tab/>=&gt; lx_srcpos<text:tab/>:Source_Position</text:p>
        <text:p text:style-name="P34"><text:tab/>;</text:p>
        <text:p text:style-name="P34">derived_def<text:tab/>=&gt;</text:p>
        <text:p text:style-name="P34"><text:tab/>=&gt; as_subtype_indication<text:tab/>:subtype_indication</text:p>
        <text:p text:style-name="P34"><text:tab/>=&gt; lx_srcpos<text:tab/>:Source_Position</text:p>
        <text:p text:style-name="P34"><text:tab/>=&gt; xd_derived_subprog_list<text:tab/>:SUBPROG_NAME</text:p>
        <text:p text:style-name="P34"><text:tab/>;</text:p>
        <text:p text:style-name="P34">record_def<text:tab/>=&gt;</text:p>
        <text:p text:style-name="P34"><text:tab/>=&gt; as_comp_list<text:tab/>:<text:a xlink:type="simple" xlink:href="#comp_list" text:style-name="Internet_20_link" text:visited-style-name="Visited_20_Internet_20_Link">comp_list</text:a></text:p>
        <text:p text:style-name="P34"><text:tab/>=&gt; lx_srcpos<text:tab/>:Source_Position</text:p>
        <text:p text:style-name="P34"><text:tab/>;</text:p>
        <text:p text:style-name="P34">private_def<text:tab/>=&gt;</text:p>
        <text:p text:style-name="P34"><text:tab/>=&gt; lx_srcpos<text:tab/>:Source_Position</text:p>
        <text:p text:style-name="P34"><text:tab/>;</text:p>
        <text:p text:style-name="P34">l_private_def<text:tab/>=&gt;</text:p>
        <text:p text:style-name="P34"><text:tab/>=&gt; lx_srcpos<text:tab/>:Source_Position</text:p>
        <text:p text:style-name="P34"><text:tab/>;</text:p>
        <text:p text:style-name="P34">formal_dscrt_def<text:tab/>=&gt;</text:p>
        <text:p text:style-name="P34"><text:tab/>=&gt; lx_srcpos<text:tab/>:Source_Position</text:p>
        <text:p text:style-name="P34"><text:tab/>;</text:p>
        <text:p text:style-name="P34">formal_integer_def<text:tab/>=&gt;</text:p>
        <text:p text:style-name="P34"><text:tab/>=&gt; lx_srcpos<text:tab/>:Source_Position</text:p>
        <text:p text:style-name="P34"><text:tab/>;</text:p>
        <text:p text:style-name="P34">formal_fixed_def<text:tab/>=&gt;</text:p>
        <text:p text:style-name="P34"><text:tab/>=&gt; lx_srcpos<text:tab/>:Source_Position</text:p>
        <text:p text:style-name="P34"><text:tab/>;</text:p>
        <text:p text:style-name="P34">formal_float_def<text:tab/>=&gt;</text:p>
        <text:p text:style-name="P34"><text:tab/>=&gt; lx_srcpos<text:tab/>:Source_Position</text:p>
        <text:p text:style-name="P34"><text:tab/>;</text:p>
        <text:p text:style-name="P107"><text:bookmark-start text:name="index"/>index<text:bookmark-end text:name="index"/></text:p>
        <text:p text:style-name="P64"><text:span text:style-name="T35">index_s</text:span><text:tab/>=&gt;</text:p>
        <text:p text:style-name="P64"><text:tab/>=&gt; as_list<text:tab/>:index</text:p>
        <text:p text:style-name="P64"><text:tab/>=&gt; lx_srcpos<text:tab/>:Source_Position</text:p>
        <text:p text:style-name="P64"><text:tab/>;</text:p>
        <text:p text:style-name="P64"/>
        <text:p text:style-name="P64">index<text:tab/>=&gt;</text:p>
        <text:p text:style-name="P64"><text:tab/>=&gt; as_name<text:tab/>:NAME</text:p>
        <text:p text:style-name="P64"><text:tab/>=&gt; lx_srcpos<text:tab/>:Source_Position</text:p>
        <text:p text:style-name="P64"><text:tab/>=&gt; sm_type_spec<text:tab/>:TYPE_SPEC</text:p>
        <text:p text:style-name="P64"><text:tab/>;</text:p>
        <text:p text:style-name="P123"><text:bookmark-start text:name="comp_list"/>comp_list<text:bookmark-end text:name="comp_list"/></text:p>
        <text:p text:style-name="P53">comp_list<text:tab/>=&gt;</text:p>
        <text:p text:style-name="P53"><text:tab/>=&gt; as_decl_s<text:tab/>:decl_s</text:p>
        <text:p text:style-name="P53"><text:tab/>=&gt; as_variant_part<text:tab/>:VARIANT_PART</text:p>
        <text:p text:style-name="P53"><text:tab/>=&gt; as_pragma_s<text:tab/>:pragma_s</text:p>
        <text:p text:style-name="P53"><text:tab/>=&gt; lx_srcpos<text:tab/>:Source_Position</text:p>
        <text:p text:style-name="P53"><text:tab/>;</text:p>
        <text:p text:style-name="P104">VARIANT<text:span text:style-name="T36">_PART</text:span></text:p>
        <text:p text:style-name="P54">variant_part<text:tab/>=&gt;</text:p>
        <text:p text:style-name="P53"><text:tab/>=&gt; as_name<text:tab/>:NAME</text:p>
        <text:p text:style-name="P53"><text:tab/>=&gt; as_variant_s<text:tab/>:variant_s</text:p>
        <text:p text:style-name="P53"><text:tab/>=&gt; lx_srcpos<text:tab/>:Source_Position</text:p>
        <text:p text:style-name="P53"><text:tab/>;</text:p>
        <text:p text:style-name="P104">VARIANT<text:span text:style-name="T36">_ELEM</text:span></text:p>
        <text:p text:style-name="P54">variant_s<text:tab/>=&gt;</text:p>
        <text:p text:style-name="P53"><text:tab/>=&gt; as_list<text:tab/>:VARIANT_ELEM</text:p>
        <text:p text:style-name="P53"><text:tab/>=&gt; lx_srcpos<text:tab/>:Source_Position</text:p>
        <text:p text:style-name="P53"><text:tab/>;</text:p>
        <text:p text:style-name="P53">variant<text:tab/>=&gt;</text:p>
        <text:p text:style-name="P53"><text:tab/>=&gt; as_choice_s<text:tab/>:<text:a xlink:type="simple" xlink:href="#CHOICE" text:style-name="Internet_20_link" text:visited-style-name="Visited_20_Internet_20_Link">choice_s</text:a></text:p>
        <text:p text:style-name="P53"><text:tab/>=&gt; as_comp_list<text:tab/>:comp_list</text:p>
        <text:p text:style-name="P53"><text:tab/>=&gt; lx_srcpos<text:tab/>:Source_Position</text:p>
        <text:p text:style-name="P53"><text:tab/>;</text:p>
        <text:p text:style-name="P53">variant_pragma<text:tab/>=&gt;</text:p>
        <text:p text:style-name="P53"><text:tab/>=&gt; as_pragma<text:tab/>:pragma</text:p>
        <text:p text:style-name="P53"><text:tab/>=&gt; lx_srcpos<text:tab/>:Source_Position</text:p>
        <text:p text:style-name="P53"><text:tab/>;</text:p>
        <text:p text:style-name="P124"><text:bookmark-start text:name="CONSTRAINT"/>CONSTRAINT<text:bookmark-end text:name="CONSTRAINT"/></text:p>
        <text:p text:style-name="P37">float_constraint<text:tab/>=&gt;</text:p>
        <text:p text:style-name="P37"><text:tab/>=&gt; as_exp<text:tab/>:EXP</text:p>
        <text:p text:style-name="P37"><text:tab/>=&gt; as_range<text:tab/>:RANGE</text:p>
        <text:p text:style-name="P37"><text:tab/>=&gt; lx_srcpos<text:tab/>:Source_Position</text:p>
        <text:p text:style-name="P37"><text:tab/>=&gt; sm_type_spec<text:tab/>:TYPE_SPEC</text:p>
        <text:p text:style-name="P37"><text:tab/>;</text:p>
        <text:p text:style-name="P37">fixed_constraint<text:tab/>=&gt;</text:p>
        <text:p text:style-name="P37"><text:tab/>=&gt; as_exp<text:tab/>:EXP</text:p>
        <text:p text:style-name="P37"><text:tab/>=&gt; as_range<text:tab/>:RANGE</text:p>
        <text:p text:style-name="P37"><text:tab/>=&gt; lx_srcpos<text:tab/>:Source_Position</text:p>
        <text:p text:style-name="P37"><text:tab/>=&gt; sm_type_spec<text:tab/>:TYPE_SPEC</text:p>
        <text:p text:style-name="P37"><text:tab/>;</text:p>
        <text:p text:style-name="P37">index_constraint<text:tab/>=&gt;</text:p>
        <text:p text:style-name="P37"><text:tab/>=&gt; as_discrete_range_s<text:tab/>:<text:a xlink:type="simple" xlink:href="#DISCRETE_RANGE" text:style-name="Internet_20_link" text:visited-style-name="Visited_20_Internet_20_Link">discrete_range_s</text:a></text:p>
        <text:p text:style-name="P37"><text:tab/>=&gt; lx_srcpos<text:tab/>:Source_Position</text:p>
        <text:p text:style-name="P37"><text:tab/>;</text:p>
        <text:p text:style-name="P37">dscrmt_constraint<text:tab/>=&gt;</text:p>
        <text:p text:style-name="P37"><text:tab/>=&gt; as_general_assoc_s<text:tab/>:general_assoc_s</text:p>
        <text:p text:style-name="P37"><text:tab/>=&gt; lx_srcpos<text:tab/>:Source_Position</text:p>
        <text:p text:style-name="P37"><text:tab/>;</text:p>
        <text:p text:style-name="P113">CONSTRAINT &gt; <text:bookmark-start text:name="DISCRETE_RANGE"/>DISCRETE_RANGE<text:bookmark-end text:name="DISCRETE_RANGE"/></text:p>
        <text:p text:style-name="P91"><text:span text:style-name="T35">discrete_range_s</text:span><text:tab/>=&gt;</text:p>
        <text:p text:style-name="P132"><text:tab/>=&gt; as_list<text:tab/>:DISCRETE_RANGE</text:p>
        <text:p text:style-name="P132"><text:tab/>=&gt; lx_srcpos<text:tab/>:Source_Position</text:p>
        <text:p text:style-name="P72"><text:tab/>;</text:p>
        <text:p text:style-name="P72">range<text:tab/>=&gt;</text:p>
        <text:p text:style-name="P72"><text:tab/>=&gt; as_exp1<text:tab/>:EXP</text:p>
        <text:p text:style-name="P72"><text:tab/>=&gt; as_exp2<text:tab/>:EXP</text:p>
        <text:p text:style-name="P72"><text:tab/>=&gt; lx_srcpos<text:tab/>:Source_Position</text:p>
        <text:p text:style-name="P72"><text:tab/>=&gt; sm_type_spec<text:tab/>:TYPE_SPEC</text:p>
        <text:p text:style-name="P72"><text:tab/>;</text:p>
        <text:p text:style-name="P72">range_attribute<text:tab/>=&gt;</text:p>
        <text:p text:style-name="P72"><text:tab/>=&gt; as_name<text:tab/>:NAME</text:p>
        <text:p text:style-name="P72"><text:tab/>=&gt; as_used_name_id<text:tab/>:used_name_id</text:p>
        <text:p text:style-name="P72"><text:tab/>=&gt; as_exp<text:tab/>:EXP</text:p>
        <text:p text:style-name="P72"><text:tab/>=&gt; lx_srcpos<text:tab/>:Source_Position</text:p>
        <text:p text:style-name="P72"><text:tab/>=&gt; sm_type_spec<text:tab/>:TYPE_SPEC</text:p>
        <text:p text:style-name="P72"><text:tab/>;</text:p>
        <text:p text:style-name="P72">discrete_subtype<text:tab/>=&gt;</text:p>
        <text:p text:style-name="P72"><text:tab/>=&gt; as_subtype_indication<text:tab/>:subtype_indication</text:p>
        <text:p text:style-name="P72"><text:tab/>=&gt; lx_srcpos<text:tab/>:Source_Position</text:p>
        <text:p text:style-name="P72"><text:tab/>;</text:p>
        <text:p text:style-name="P72"/>
        <text:p text:style-name="P85"><text:bookmark-start text:name="STM_ELEM"/><text:span text:style-name="T7">STM</text:span><text:span text:style-name="T2">_</text:span><text:span text:style-name="T7">ELEM</text:span><text:bookmark-end text:name="STM_ELEM"/></text:p>
        <text:p text:style-name="P76"><text:bookmark-start text:name="stm_s"/><text:span text:style-name="T35">stm_s</text:span><text:bookmark-end text:name="stm_s"/><text:tab/>=&gt;</text:p>
        <text:p text:style-name="P76"><text:tab/>=&gt; as_list<text:tab/>:<text:a xlink:type="simple" xlink:href="#STM_ELEM" text:style-name="Internet_20_link" text:visited-style-name="Visited_20_Internet_20_Link">STM_ELEM</text:a></text:p>
        <text:p text:style-name="P76"><text:tab/>=&gt; lx_srcpos<text:tab/>:Source_Position</text:p>
        <text:p text:style-name="P76"><text:tab/>;</text:p>
        <text:p text:style-name="P76">labeled<text:tab/>=&gt;</text:p>
        <text:p text:style-name="P35"><text:tab/>=&gt; as_source_name_s<text:tab/>:source_name_s</text:p>
        <text:p text:style-name="P35"><text:tab/>=&gt; as_pragma_s<text:tab/>:pragma_s</text:p>
        <text:p text:style-name="P35"><text:tab/>=&gt; as_stm<text:tab/>:STM</text:p>
        <text:p text:style-name="P35"><text:tab/>=&gt; lx_srcpos<text:tab/>:Source_Position</text:p>
        <text:p text:style-name="P35"><text:tab/>;</text:p>
        <text:p text:style-name="P35">null_stm<text:tab/>=&gt;</text:p>
        <text:p text:style-name="P35"><text:tab/>=&gt; lx_srcpos<text:tab/>:Source_Position</text:p>
        <text:p text:style-name="P35"><text:tab/>;</text:p>
        <text:p text:style-name="P35">abort<text:tab/>=&gt;</text:p>
        <text:p text:style-name="P35"><text:tab/>=&gt; as_name_s<text:tab/>:name_s</text:p>
        <text:p text:style-name="P35"><text:tab/>=&gt; lx_srcpos<text:tab/>:Source_Position</text:p>
        <text:p text:style-name="P35"><text:tab/>;</text:p>
        <text:p text:style-name="P35">return<text:tab/>=&gt;</text:p>
        <text:p text:style-name="P35"><text:tab/>=&gt; as_exp<text:tab/>:EXP</text:p>
        <text:p text:style-name="P35"><text:tab/>=&gt; lx_srcpos<text:tab/>:Source_Position</text:p>
        <text:p text:style-name="P35"><text:tab/>;</text:p>
        <text:p text:style-name="P35">delay<text:tab/>=&gt;</text:p>
        <text:p text:style-name="P35"><text:tab/>=&gt; as_exp<text:tab/>:EXP</text:p>
        <text:p text:style-name="P35"><text:tab/>=&gt; lx_srcpos<text:tab/>:Source_Position</text:p>
        <text:p text:style-name="P35"><text:tab/>;</text:p>
        <text:p text:style-name="P35">assign<text:tab/>=&gt;</text:p>
        <text:p text:style-name="P35"><text:tab/>=&gt; as_exp<text:tab/>:EXP</text:p>
        <text:p text:style-name="P35"><text:tab/>=&gt; as_name<text:tab/>:NAME</text:p>
        <text:p text:style-name="P35"><text:tab/>=&gt; lx_srcpos<text:tab/>:Source_Position</text:p>
        <text:p text:style-name="P35"><text:tab/>;</text:p>
        <text:p text:style-name="P36">exit<text:tab/>=&gt;</text:p>
        <text:p text:style-name="P36"><text:tab/>=&gt; as_exp<text:tab/>:EXP</text:p>
        <text:p text:style-name="P36"><text:tab/>=&gt; as_name<text:tab/>:NAME</text:p>
        <text:p text:style-name="P36"><text:tab/>=&gt; lx_srcpos<text:tab/>:Source_Position</text:p>
        <text:p text:style-name="P36"><text:tab/>=&gt; sm_stm<text:tab/>:STM</text:p>
        <text:p text:style-name="P36"><text:tab/>;</text:p>
        <text:p text:style-name="P36">code<text:tab/>=&gt;</text:p>
        <text:p text:style-name="P36"><text:tab/>=&gt; as_exp<text:tab/>:EXP</text:p>
        <text:p text:style-name="P36"><text:tab/>=&gt; as_name<text:tab/>:NAME</text:p>
        <text:p text:style-name="P36"><text:tab/>=&gt; lx_srcpos<text:tab/>:Source_Position</text:p>
        <text:p text:style-name="P36"><text:tab/>;</text:p>
        <text:p text:style-name="P36">case<text:tab/>=&gt;</text:p>
        <text:p text:style-name="P36"><text:tab/>=&gt; as_exp<text:tab/>:EXP</text:p>
        <text:p text:style-name="P36"><text:tab/>=&gt; as_alternative_s<text:tab/>:<text:a xlink:type="simple" xlink:href="#ALTERNATIVE_ELEM" text:style-name="Internet_20_link" text:visited-style-name="Visited_20_Internet_20_Link">alternative_s</text:a></text:p>
        <text:p text:style-name="P36"><text:tab/>=&gt; lx_srcpos<text:tab/>:Source_Position</text:p>
        <text:p text:style-name="P36"><text:tab/>;</text:p>
        <text:p text:style-name="P36">goto<text:tab/>=&gt;</text:p>
        <text:p text:style-name="P36"><text:tab/>=&gt; as_name<text:tab/>:NAME</text:p>
        <text:p text:style-name="P36"><text:tab/>=&gt; lx_srcpos<text:tab/>:Source_Position</text:p>
        <text:p text:style-name="P36"><text:tab/>;</text:p>
        <text:p text:style-name="P36">raise<text:tab/>=&gt;</text:p>
        <text:p text:style-name="P36"><text:tab/>=&gt; as_name<text:tab/>:NAME</text:p>
        <text:p text:style-name="P36"><text:tab/>=&gt; lx_srcpos<text:tab/>:Source_Position</text:p>
        <text:p text:style-name="P36"><text:tab/>;</text:p>
        <text:p text:style-name="P36">entry_call<text:tab/>=&gt;</text:p>
        <text:p text:style-name="P36"><text:tab/>=&gt; as_name<text:tab/>:NAME</text:p>
        <text:p text:style-name="P36"><text:tab/>=&gt; as_general_assoc_s<text:tab/>:general_assoc_s</text:p>
        <text:p text:style-name="P36"><text:tab/>=&gt; lx_srcpos<text:tab/>:Source_Position</text:p>
        <text:p text:style-name="P36"><text:tab/>=&gt; sm_normalized_param_s<text:tab/>:exp_s</text:p>
        <text:p text:style-name="P36"><text:tab/>;</text:p>
        <text:p text:style-name="P36">procedure_call<text:tab/>=&gt;</text:p>
        <text:p text:style-name="P36"><text:tab/>=&gt; as_name<text:tab/>:NAME</text:p>
        <text:p text:style-name="P36"><text:tab/>=&gt; as_general_assoc_s<text:tab/>:general_assoc_s</text:p>
        <text:p text:style-name="P36"><text:tab/>=&gt; lx_srcpos<text:tab/>:Source_Position</text:p>
        <text:p text:style-name="P36"><text:tab/>=&gt; sm_normalized_param_s<text:tab/>:exp_s</text:p>
        <text:p text:style-name="P36"><text:tab/>;</text:p>
        <text:p text:style-name="P36">accept<text:tab/>=&gt;</text:p>
        <text:p text:style-name="P36"><text:tab/>=&gt; as_name<text:tab/>:NAME</text:p>
        <text:p text:style-name="P36"><text:tab/>=&gt; as_param_s<text:tab/>:param_s</text:p>
        <text:p text:style-name="P36"><text:tab/>=&gt; as_stm_s<text:tab/>:stm_s</text:p>
        <text:p text:style-name="P36"><text:tab/>=&gt; lx_srcpos<text:tab/>:Source_Position</text:p>
        <text:p text:style-name="P36"><text:tab/>;</text:p>
        <text:p text:style-name="P36">loop<text:tab/>=&gt;</text:p>
        <text:p text:style-name="P36"><text:tab/>=&gt; as_source_name<text:tab/>:SOURCE_NAME</text:p>
        <text:p text:style-name="P36"><text:tab/>=&gt; as_iteration<text:tab/>:<text:a xlink:type="simple" xlink:href="#ITERATION" text:style-name="Internet_20_link" text:visited-style-name="Visited_20_Internet_20_Link">ITERATION</text:a></text:p>
        <text:p text:style-name="P36"><text:tab/>=&gt; as_stm_s<text:tab/>:stm_s</text:p>
        <text:p text:style-name="P36"><text:tab/>=&gt; lx_srcpos<text:tab/>:Source_Position</text:p>
        <text:p text:style-name="P36"><text:tab/>=&gt; cd_level<text:tab/>:Integer</text:p>
        <text:p text:style-name="P36"><text:tab/>=&gt; cd_after_loop<text:tab/>:Integer</text:p>
        <text:p text:style-name="P36"><text:tab/>;</text:p>
        <text:p text:style-name="P36">block<text:tab/>=&gt;</text:p>
        <text:p text:style-name="P36"><text:tab/>=&gt; as_source_name<text:tab/>:SOURCE_NAME</text:p>
        <text:p text:style-name="P36"><text:tab/>=&gt; as_block_body<text:tab/>:block_body</text:p>
        <text:p text:style-name="P36"><text:tab/>=&gt; lx_srcpos<text:tab/>:Source_Position</text:p>
        <text:p text:style-name="P36"><text:tab/>;</text:p>
        <text:p text:style-name="P36">cond_entry<text:tab/>=&gt;</text:p>
        <text:p text:style-name="P36"><text:tab/>=&gt; as_stm_s1<text:tab/>:stm_s</text:p>
        <text:p text:style-name="P36"><text:tab/>=&gt; as_stm_s2<text:tab/>:stm_s</text:p>
        <text:p text:style-name="P36"><text:tab/>=&gt; lx_srcpos<text:tab/>:Source_Position</text:p>
        <text:p text:style-name="P36"><text:tab/>;</text:p>
        <text:p text:style-name="P36">timed_entry<text:tab/>=&gt;</text:p>
        <text:p text:style-name="P36"><text:tab/>=&gt; as_stm_s1<text:tab/>:stm_s</text:p>
        <text:p text:style-name="P36"><text:tab/>=&gt; as_stm_s2<text:tab/>:stm_s</text:p>
        <text:p text:style-name="P36"><text:tab/>=&gt; lx_srcpos<text:tab/>:Source_Position</text:p>
        <text:p text:style-name="P36"><text:tab/>;</text:p>
        <text:p text:style-name="P36">if<text:tab/>=&gt;</text:p>
        <text:p text:style-name="P36"><text:tab/>=&gt; as_test_clause_elem_s<text:tab/>:<text:a xlink:type="simple" xlink:href="#TEST_CLAUSE_ELEM" text:style-name="Internet_20_link" text:visited-style-name="Visited_20_Internet_20_Link">test_clause_elem_s</text:a></text:p>
        <text:p text:style-name="P36"><text:tab/>=&gt; as_stm_s<text:tab/>:stm_s</text:p>
        <text:p text:style-name="P36"><text:tab/>=&gt; lx_srcpos<text:tab/>:Source_Position</text:p>
        <text:p text:style-name="P36"><text:tab/>;</text:p>
        <text:p text:style-name="P36"><text:soft-page-break/>selective_wait<text:tab/>=&gt;</text:p>
        <text:p text:style-name="P36"><text:tab/>=&gt; as_test_clause_elem_s<text:tab/>:<text:a xlink:type="simple" xlink:href="#TEST_CLAUSE_ELEM" text:style-name="Internet_20_link" text:visited-style-name="Visited_20_Internet_20_Link">test_clause_elem_s</text:a></text:p>
        <text:p text:style-name="P36"><text:tab/>=&gt; as_stm_s<text:tab/>:stm_s</text:p>
        <text:p text:style-name="P36"><text:tab/>=&gt; lx_srcpos<text:tab/>:Source_Position</text:p>
        <text:p text:style-name="P36"><text:tab/>;</text:p>
        <text:p text:style-name="P36">terminate<text:tab/>=&gt;</text:p>
        <text:p text:style-name="P80"><text:tab/>=&gt; lx_srcpos<text:tab/>:Source_Position</text:p>
        <text:p text:style-name="P80"><text:tab/>;</text:p>
        <text:p text:style-name="P36">stm_pragma<text:tab/>=&gt;</text:p>
        <text:p text:style-name="P36"><text:tab/>=&gt; as_pragma<text:tab/>:pragma</text:p>
        <text:p text:style-name="P133"><text:tab/>=&gt; lx_srcpos<text:tab/>:Source_Position</text:p>
        <text:p text:style-name="P133"><text:tab/>;</text:p>
        <text:p text:style-name="P105"><text:bookmark-start text:name="ITERATION"/>ITERATION<text:bookmark-end text:name="ITERATION"/></text:p>
        <text:p text:style-name="P57">for<text:tab/>=&gt;</text:p>
        <text:p text:style-name="P57"><text:tab/>=&gt; as_source_name<text:tab/>:SOURCE_NAME</text:p>
        <text:p text:style-name="P57"><text:tab/>=&gt; as_discrete_range<text:tab/>:DISCRETE_RANGE</text:p>
        <text:p text:style-name="P57"><text:tab/>=&gt; lx_srcpos<text:tab/>:Source_Position</text:p>
        <text:p text:style-name="P57"><text:tab/>;</text:p>
        <text:p text:style-name="P57">reverse<text:tab/>=&gt;</text:p>
        <text:p text:style-name="P57"><text:tab/>=&gt; as_source_name<text:tab/>:SOURCE_NAME</text:p>
        <text:p text:style-name="P57"><text:tab/>=&gt; as_discrete_range<text:tab/>:DISCRETE_RANGE</text:p>
        <text:p text:style-name="P57"><text:tab/>=&gt; lx_srcpos<text:tab/>:Source_Position</text:p>
        <text:p text:style-name="P57"><text:tab/>;</text:p>
        <text:p text:style-name="P57">while<text:tab/>=&gt;</text:p>
        <text:p text:style-name="P57"><text:tab/>=&gt; as_exp<text:tab/>:EXP</text:p>
        <text:p text:style-name="P57"><text:tab/>=&gt; lx_srcpos<text:tab/>:Source_Position</text:p>
        <text:p text:style-name="P57"><text:tab/>;</text:p>
        <text:p text:style-name="P125"><text:bookmark-start text:name="TEST_CLAUSE_ELEM"/>TEST_CLAUSE_ELEM<text:bookmark-end text:name="TEST_CLAUSE_ELEM"/></text:p>
        <text:p text:style-name="P56"><text:span text:style-name="T35">test_clause_elem_s</text:span><text:tab/>=&gt;</text:p>
        <text:p text:style-name="P56"><text:tab/>=&gt; as_list<text:tab/>:TEST_CLAUSE_ELEM</text:p>
        <text:p text:style-name="P56"><text:tab/>=&gt; lx_srcpos<text:tab/>:Source_Position</text:p>
        <text:p text:style-name="P56"><text:tab/>;</text:p>
        <text:p text:style-name="P56"><text:span text:style-name="T37">c</text:span>ond_clause<text:tab/>=&gt;</text:p>
        <text:p text:style-name="P56"><text:tab/>=&gt; as_exp<text:tab/>:EXP</text:p>
        <text:p text:style-name="P56"><text:tab/>=&gt; as_stm_s<text:tab/>:stm_s</text:p>
        <text:p text:style-name="P56"><text:tab/>=&gt; lx_srcpos<text:tab/>:Source_Position</text:p>
        <text:p text:style-name="P56"><text:tab/>;</text:p>
        <text:p text:style-name="P56">select_alternative<text:tab/>=&gt;</text:p>
        <text:p text:style-name="P56"><text:tab/>=&gt; as_exp<text:tab/>:EXP</text:p>
        <text:p text:style-name="P56"><text:tab/>=&gt; as_stm_s<text:tab/>:stm_s</text:p>
        <text:p text:style-name="P56"><text:tab/>=&gt; lx_srcpos<text:tab/>:Source_Position</text:p>
        <text:p text:style-name="P56"><text:tab/>;</text:p>
        <text:p text:style-name="P56">select_alt_pragma<text:tab/>=&gt;</text:p>
        <text:p text:style-name="P56"><text:tab/>=&gt; as_pragma<text:tab/>:pragma</text:p>
        <text:p text:style-name="P56"><text:tab/>=&gt; lx_srcpos<text:tab/>:Source_Position</text:p>
        <text:p text:style-name="P56"><text:tab/>;</text:p>
        <text:p text:style-name="P56"/>
        <text:p text:style-name="P126">GENERAL_ASSOC</text:p>
        <text:p text:style-name="P47"><text:span text:style-name="T35">general_assoc_s</text:span><text:tab/>=&gt;</text:p>
        <text:p text:style-name="P47"><text:tab/>=&gt; as_list<text:tab/>:GENERAL_ASSOC</text:p>
        <text:p text:style-name="P47"><text:tab/>=&gt; lx_srcpos<text:tab/>:Source_Position</text:p>
        <text:p text:style-name="P47"><text:tab/>;</text:p>
        <text:p text:style-name="P12">named<text:tab/>=&gt;</text:p>
        <text:p text:style-name="P12"><text:tab/>=&gt; as_exp<text:tab/>:EXP</text:p>
        <text:p text:style-name="P12"><text:tab/>=&gt; as_choice_s<text:tab/>:choice_s</text:p>
        <text:p text:style-name="P12"><text:tab/>=&gt; lx_srcpos<text:tab/>:Source_Position</text:p>
        <text:p text:style-name="P12"><text:tab/>;</text:p>
        <text:p text:style-name="P12">assoc<text:tab/>=&gt;</text:p>
        <text:p text:style-name="P12"><text:tab/>=&gt; as_exp<text:tab/>:EXP</text:p>
        <text:p text:style-name="P12"><text:tab/>=&gt; as_used_name<text:tab/>:USED_NAME</text:p>
        <text:p text:style-name="P12"><text:tab/>=&gt; lx_srcpos<text:tab/>:Source_Position</text:p>
        <text:p text:style-name="P38"><text:tab/>;</text:p>
        <text:p text:style-name="P116"><text:span text:style-name="T39">GENERAL_ASSOC &gt; </text:span><text:span text:style-name="T21">EXP</text:span></text:p>
        <text:p text:style-name="P60"><text:span text:style-name="T35">exp_s</text:span><text:tab/>=&gt;</text:p>
        <text:p text:style-name="P60"><text:tab/>=&gt; as_list<text:tab/>:EXP</text:p>
        <text:p text:style-name="P60"><text:tab/>=&gt; lx_srcpos<text:tab/>:Source_Position</text:p>
        <text:p text:style-name="P60"><text:tab/>;</text:p>
        <text:p text:style-name="P110"><text:span text:style-name="T44">GENERAL_ASSOC &gt; </text:span><text:span text:style-name="T38">EXP &gt; </text:span>NAME</text:p>
        <text:p text:style-name="P69"><text:bookmark-start text:name="name_s"/><text:span text:style-name="T35">name_s</text:span><text:bookmark-end text:name="name_s"/><text:tab/>=&gt;</text:p>
        <text:p text:style-name="P69"><text:tab/>=&gt; as_list<text:tab/>:NAME</text:p>
        <text:p text:style-name="P69"><text:tab/>=&gt; lx_srcpos<text:tab/>:Source_Position</text:p>
        <text:p text:style-name="P70"><text:tab/>;</text:p>
        <text:p text:style-name="P12">used_char<text:tab/>=&gt;</text:p>
        <text:p text:style-name="P12"><text:tab/>=&gt; lx_srcpos<text:tab/>:Source_Position</text:p>
        <text:p text:style-name="P12"><text:tab/>=&gt; lx_symrep<text:tab/>:symbol_rep</text:p>
        <text:p text:style-name="P12"><text:tab/>=&gt; sm_defn<text:tab/>:DEF_NAME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used_object_id<text:tab/>=&gt;</text:p>
        <text:p text:style-name="P12"><text:tab/>=&gt; lx_srcpos<text:tab/>:Source_Position</text:p>
        <text:p text:style-name="P12"><text:tab/>=&gt; lx_symrep<text:tab/>:symbol_rep</text:p>
        <text:p text:style-name="P12"><text:tab/>=&gt; sm_defn<text:tab/>:DEF_NAME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used_op<text:tab/>=&gt;</text:p>
        <text:p text:style-name="P12"><text:tab/>=&gt; lx_srcpos<text:tab/>:Source_Position</text:p>
        <text:p text:style-name="P12"><text:tab/>=&gt; lx_symrep<text:tab/>:symbol_rep</text:p>
        <text:p text:style-name="P12"><text:tab/>=&gt; sm_defn<text:tab/>:DEF_NAME</text:p>
        <text:p text:style-name="P12"><text:tab/>;</text:p>
        <text:p text:style-name="P12">used_name_id<text:tab/>=&gt;</text:p>
        <text:p text:style-name="P12"><text:tab/>=&gt; lx_srcpos<text:tab/>:Source_Position</text:p>
        <text:p text:style-name="P12"><text:tab/>=&gt; lx_symrep<text:tab/>:symbol_rep</text:p>
        <text:p text:style-name="P12"><text:tab/>=&gt; sm_defn<text:tab/>:DEF_NAME</text:p>
        <text:p text:style-name="P12"><text:tab/>;</text:p>
        <text:p text:style-name="P12">attribute<text:tab/>=&gt;</text:p>
        <text:p text:style-name="P12"><text:tab/>=&gt; as_name<text:tab/>:NAME</text:p>
        <text:p text:style-name="P12"><text:tab/>=&gt; as_used_name_id<text:tab/>:used_name_id</text:p>
        <text:p text:style-name="P12"><text:tab/>=&gt; as_exp<text:tab/>:EXP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selected<text:tab/>=&gt;</text:p>
        <text:p text:style-name="P12"><text:tab/>=&gt; as_name<text:tab/>:NAME</text:p>
        <text:p text:style-name="P12"><text:tab/>=&gt; as_designator<text:tab/>:DESIGNATOR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function_call<text:tab/>=&gt;</text:p>
        <text:p text:style-name="P12"><text:tab/>=&gt; as_name<text:tab/>:NAME</text:p>
        <text:p text:style-name="P12"><text:tab/>=&gt; as_general_assoc_s<text:tab/>:general_assoc_s</text:p>
        <text:p text:style-name="P12"><text:tab/>=&gt; lx_srcpos<text:tab/>:Source_Position</text:p>
        <text:p text:style-name="P12"><text:tab/>=&gt; lx_prefix<text:tab/>:BOOLEAN</text:p>
        <text:p text:style-name="P12"><text:tab/>=&gt; sm_exp_type<text:tab/>:TYPE_SPEC</text:p>
        <text:p text:style-name="P12"><text:tab/>=&gt; sm_value<text:tab/>:Value</text:p>
        <text:p text:style-name="P12"><text:tab/>=&gt; sm_normalized_param_s<text:tab/>:exp_s</text:p>
        <text:p text:style-name="P12"><text:tab/>;</text:p>
        <text:p text:style-name="P12">indexed<text:tab/>=&gt;</text:p>
        <text:p text:style-name="P12"><text:tab/>=&gt; as_name<text:tab/>:NAME</text:p>
        <text:p text:style-name="P12"><text:tab/>=&gt; as_exp_s<text:tab/>:exp_s</text:p>
        <text:p text:style-name="P12"><text:tab/>=&gt; lx_srcpos<text:tab/>:Source_Position</text:p>
        <text:p text:style-name="P12"><text:tab/>=&gt; sm_exp_type<text:tab/>:TYPE_SPEC</text:p>
        <text:p text:style-name="P12"><text:tab/>;</text:p>
        <text:p text:style-name="P12">slice<text:tab/>=&gt;</text:p>
        <text:p text:style-name="P12"><text:tab/>=&gt; as_name<text:tab/>:NAME</text:p>
        <text:p text:style-name="P12"><text:tab/>=&gt; as_discrete_range<text:tab/>:DISCRETE_RANGE</text:p>
        <text:p text:style-name="P12"><text:tab/>=&gt; lx_srcpos<text:tab/>:Source_Position</text:p>
        <text:p text:style-name="P12"><text:tab/>=&gt; sm_exp_type<text:tab/>:TYPE_SPEC</text:p>
        <text:p text:style-name="P12"><text:tab/>;</text:p>
        <text:p text:style-name="P12">all<text:tab/>=&gt;</text:p>
        <text:p text:style-name="P12"><text:tab/>=&gt; as_name<text:tab/>:NAME</text:p>
        <text:p text:style-name="P12"><text:tab/>=&gt; lx_srcpos<text:tab/>:Source_Position</text:p>
        <text:p text:style-name="P12"><text:tab/>=&gt; sm_exp_type<text:tab/>:TYPE_SPEC</text:p>
        <text:p text:style-name="P12"><text:tab/>;</text:p>
        <text:p text:style-name="P109"><text:span text:style-name="T44">GENERAL_ASSOC &gt; </text:span><text:span text:style-name="T38">EXP &gt; </text:span>EXP_EXP</text:p>
        <text:p text:style-name="P40">qualified_allocator<text:tab/>=&gt;</text:p>
        <text:p text:style-name="P40"><text:tab/>=&gt; as_qualified<text:tab/>:qualified</text:p>
        <text:p text:style-name="P40"><text:tab/>=&gt; lx_srcpos<text:tab/>:Source_Position</text:p>
        <text:p text:style-name="P40"><text:tab/>=&gt; sm_exp_type<text:tab/>:TYPE_SPEC</text:p>
        <text:p text:style-name="P40"><text:tab/>;</text:p>
        <text:p text:style-name="P40">subtype_allocator<text:tab/>=&gt;</text:p>
        <text:p text:style-name="P40"><text:tab/>=&gt; as_subtype_indication<text:tab/>:subtype_indication</text:p>
        <text:p text:style-name="P40"><text:tab/>=&gt; lx_srcpos<text:tab/>:Source_Position</text:p>
        <text:p text:style-name="P40"><text:tab/>=&gt; sm_exp_type<text:tab/>:TYPE_SPEC</text:p>
        <text:p text:style-name="P40"><text:tab/>=&gt; sm_desig_type<text:tab/>:TYPE_SPEC</text:p>
        <text:p text:style-name="P40"><text:tab/>;</text:p>
        <text:p text:style-name="P40">aggregate<text:tab/>=&gt;</text:p>
        <text:p text:style-name="P39"><text:tab/>=&gt; as_general_assoc_s<text:tab/>:general_assoc_s</text:p>
        <text:p text:style-name="P39"><text:tab/>=&gt; lx_srcpos<text:tab/>:Source_Position</text:p>
        <text:p text:style-name="P39"><text:tab/>=&gt; sm_exp_type<text:tab/>:TYPE_SPEC</text:p>
        <text:p text:style-name="P39"><text:tab/>=&gt; sm_discrete_range<text:tab/>:DISCRETE_RANGE</text:p>
        <text:p text:style-name="P39"><text:tab/>=&gt; sm_normalized_comp_s<text:tab/>:general_assoc_s</text:p>
        <text:p text:style-name="P39"><text:tab/>;</text:p>
        <text:p text:style-name="P39">string_literal<text:tab/>=&gt;</text:p>
        <text:p text:style-name="P39"><text:tab/>=&gt; lx_srcpos<text:tab/>:Source_Position</text:p>
        <text:p text:style-name="P39"><text:tab/>=&gt; lx_symrep<text:tab/>:symbol_rep</text:p>
        <text:p text:style-name="P39"><text:tab/>=&gt; sm_exp_type<text:tab/>:TYPE_SPEC</text:p>
        <text:p text:style-name="P39"><text:tab/>=&gt; sm_discrete_range<text:tab/>:DISCRETE_RANGE</text:p>
        <text:p text:style-name="P39"><text:tab/>;</text:p>
        <text:p text:style-name="P39">numeric_literal<text:tab/>=&gt;</text:p>
        <text:p text:style-name="P12"><text:tab/>=&gt; lx_srcpos<text:tab/>:Source_Position</text:p>
        <text:p text:style-name="P12"><text:tab/>=&gt; lx_numrep<text:tab/>:Number_Rep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null_access<text:tab/>=&gt;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39">short_circuit<text:tab/>=&gt;</text:p>
        <text:p text:style-name="P39"><text:tab/>=&gt; as_exp1<text:tab/>:EXP</text:p>
        <text:p text:style-name="P39"><text:tab/>=&gt; as_short_circuit_op<text:tab/>:<text:a xlink:type="simple" xlink:href="#SHORT_CIRCUIT_OP" text:style-name="Internet_20_link" text:visited-style-name="Visited_20_Internet_20_Link">SHORT_CIRCUIT_OP</text:a></text:p>
        <text:p text:style-name="P39"><text:tab/>=&gt; as_exp2<text:tab/>:EXP</text:p>
        <text:p text:style-name="P39"><text:tab/>=&gt; lx_srcpos<text:tab/>:Source_Position</text:p>
        <text:p text:style-name="P39"><text:tab/>=&gt; sm_exp_type<text:tab/>:TYPE_SPEC</text:p>
        <text:p text:style-name="P39"><text:tab/>=&gt; sm_value<text:tab/>:Value</text:p>
        <text:p text:style-name="P39"><text:tab/>;</text:p>
        <text:p text:style-name="P39">parenthesized<text:tab/>=&gt;</text:p>
        <text:p text:style-name="P38"><text:tab/>=&gt; as_exp<text:tab/>:EXP</text:p>
        <text:p text:style-name="P38"><text:tab/>=&gt; lx_srcpos<text:tab/>:Source_Position</text:p>
        <text:p text:style-name="P38"><text:tab/>=&gt; sm_exp_type<text:tab/>:TYPE_SPEC</text:p>
        <text:p text:style-name="P38"><text:tab/>=&gt; sm_value<text:tab/>:Value</text:p>
        <text:p text:style-name="P38"><text:tab/>;</text:p>
        <text:p text:style-name="P38">conversion<text:tab/>=&gt;</text:p>
        <text:p text:style-name="P38"><text:tab/>=&gt; as_exp<text:tab/>:EXP</text:p>
        <text:p text:style-name="P38"><text:tab/>=&gt; as_name<text:tab/>:NAME</text:p>
        <text:p text:style-name="P38"><text:tab/>=&gt; lx_srcpos<text:tab/>:Source_Position</text:p>
        <text:p text:style-name="P38"><text:tab/>=&gt; sm_exp_type<text:tab/>:TYPE_SPEC</text:p>
        <text:p text:style-name="P38"><text:tab/>=&gt; sm_value<text:tab/>:Value</text:p>
        <text:p text:style-name="P38"><text:tab/>;</text:p>
        <text:p text:style-name="P38">qualified<text:tab/>=&gt;</text:p>
        <text:p text:style-name="P38"><text:tab/>=&gt; as_exp<text:tab/>:EXP</text:p>
        <text:p text:style-name="P38"><text:tab/>=&gt; as_name<text:tab/>:NAME</text:p>
        <text:p text:style-name="P38"><text:tab/>=&gt; lx_srcpos<text:tab/>:Source_Position</text:p>
        <text:p text:style-name="P38"><text:tab/>=&gt; sm_exp_type<text:tab/>:TYPE_SPEC</text:p>
        <text:p text:style-name="P38"><text:soft-page-break/><text:tab/>=&gt; sm_value<text:tab/>:Value</text:p>
        <text:p text:style-name="P38"><text:tab/>;</text:p>
        <text:p text:style-name="P38">range_membership<text:tab/>=&gt;</text:p>
        <text:p text:style-name="P12"><text:tab/>=&gt; as_exp<text:tab/>:EXP</text:p>
        <text:p text:style-name="P12"><text:tab/>=&gt; as_membership_op<text:tab/>:<text:a xlink:type="simple" xlink:href="#MEMBERSHIP_OP" text:style-name="Internet_20_link" text:visited-style-name="Visited_20_Internet_20_Link">MEMBERSHIP_OP</text:a></text:p>
        <text:p text:style-name="P12"><text:tab/>=&gt; as_range<text:tab/>:RANGE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12">type_membership<text:tab/>=&gt;</text:p>
        <text:p text:style-name="P12"><text:tab/>=&gt; as_exp<text:tab/>:EXP</text:p>
        <text:p text:style-name="P12"><text:tab/>=&gt; as_membership_op<text:tab/>:<text:a xlink:type="simple" xlink:href="#MEMBERSHIP_OP" text:style-name="Internet_20_link" text:visited-style-name="Visited_20_Internet_20_Link">MEMBERSHIP_OP</text:a></text:p>
        <text:p text:style-name="P12"><text:tab/>=&gt; as_name<text:tab/>:NAME</text:p>
        <text:p text:style-name="P12"><text:tab/>=&gt; lx_srcpos<text:tab/>:Source_Position</text:p>
        <text:p text:style-name="P12"><text:tab/>=&gt; sm_exp_type<text:tab/>:TYPE_SPEC</text:p>
        <text:p text:style-name="P12"><text:tab/>=&gt; sm_value<text:tab/>:Value</text:p>
        <text:p text:style-name="P12"><text:tab/>;</text:p>
        <text:p text:style-name="P89"><text:bookmark-start text:name="SHORT_CIRCUIT_OP"/><text:span text:style-name="T10">SHORT_CIRCUIT</text:span><text:span text:style-name="T11">_OP</text:span><text:bookmark-end text:name="SHORT_CIRCUIT_OP"/></text:p>
        <text:p text:style-name="P55">and_then<text:tab/>=&gt;</text:p>
        <text:p text:style-name="P55"><text:tab/>=&gt; lx_srcpos<text:tab/>:Source_Position</text:p>
        <text:p text:style-name="P55"><text:tab/>;</text:p>
        <text:p text:style-name="P55">or_else<text:tab/>=&gt;</text:p>
        <text:p text:style-name="P55"><text:tab/>=&gt; lx_srcpos<text:tab/>:Source_Position</text:p>
        <text:p text:style-name="P55"><text:tab/>;</text:p>
        <text:p text:style-name="P106"><text:bookmark-start text:name="MEMBERSHIP_OP"/>MEMBERSHIP_OP<text:bookmark-end text:name="MEMBERSHIP_OP"/></text:p>
        <text:p text:style-name="P12">in_op<text:tab/>=&gt;</text:p>
        <text:p text:style-name="P12"><text:tab/>=&gt; lx_srcpos<text:tab/>:Source_Position</text:p>
        <text:p text:style-name="P12"><text:tab/>;</text:p>
        <text:p text:style-name="P12">not_in<text:tab/>=&gt;</text:p>
        <text:p text:style-name="P12"><text:tab/>=&gt; lx_srcpos<text:tab/>:Source_Position</text:p>
        <text:p text:style-name="P12"><text:tab/>;</text:p>
        <text:p text:style-name="P127">TYPE_SPEC</text:p>
        <text:p text:style-name="P42">universal_integer<text:tab/>=&gt;</text:p>
        <text:p text:style-name="P42"><text:tab/>;</text:p>
        <text:p text:style-name="P42">universal_fixed<text:tab/>=&gt;</text:p>
        <text:p text:style-name="P42"><text:tab/>;</text:p>
        <text:p text:style-name="P42">universal_real<text:tab/>=&gt;</text:p>
        <text:p text:style-name="P42"><text:tab/>;</text:p>
        <text:p text:style-name="P42">incomplete<text:tab/>=&gt;</text:p>
        <text:p text:style-name="P42"><text:tab/>=&gt; sm_discriminant_s<text:tab/>:dscrmt_decl_s</text:p>
        <text:p text:style-name="P42"><text:tab/>=&gt; xd_source_name<text:tab/>:SOURCE_NAME</text:p>
        <text:p text:style-name="P42"><text:tab/>=&gt; xd_full_type_spec<text:tab/>:TYPE_SPEC</text:p>
        <text:p text:style-name="P42"><text:tab/>;</text:p>
        <text:p text:style-name="P111">SCALAR</text:p>
        <text:p text:style-name="P71"><text:span text:style-name="T35">scalar_s</text:span><text:tab/>=&gt;</text:p>
        <text:p text:style-name="P71"><text:tab/>=&gt; as_list<text:tab/>:SCALAR</text:p>
        <text:p text:style-name="P71"><text:tab/>=&gt; lx_srcpos<text:tab/>:Source_Position</text:p>
        <text:p text:style-name="P71"><text:tab/>;</text:p>
        <text:p text:style-name="P71">enumeration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range<text:tab/>:RANGE</text:p>
        <text:p text:style-name="P12"><text:tab/>=&gt; sm_literal_s<text:tab/>:enum_literal_s</text:p>
        <text:p text:style-name="P12"><text:tab/>=&gt; xd_source_name<text:tab/>:SOURCE_NAME</text:p>
        <text:p text:style-name="P12"><text:tab/>=&gt; cd_comp_unit<text:tab/>:Integer</text:p>
        <text:p text:style-name="P12"><text:tab/>=&gt; cd_level<text:tab/>:Integer</text:p>
        <text:p text:style-name="P12"><text:tab/>=&gt; cd_compiled<text:tab/>:BOOLEAN</text:p>
        <text:p text:style-name="P12"><text:tab/>=&gt; cd_impl_size<text:tab/>:Integer</text:p>
        <text:p text:style-name="P12"><text:tab/>;</text:p>
        <text:p text:style-name="P12"/>
        <text:p text:style-name="P12">Integer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range<text:tab/>:RANGE</text:p>
        <text:p text:style-name="P12"><text:tab/>=&gt; xd_source_name<text:tab/>:SOURCE_NAME</text:p>
        <text:p text:style-name="P12"><text:tab/>=&gt; cd_comp_unit<text:tab/>:Integer</text:p>
        <text:p text:style-name="P12"><text:tab/>=&gt; cd_level<text:tab/>:Integer</text:p>
        <text:p text:style-name="P12"><text:tab/>=&gt; cd_compiled<text:tab/>:BOOLEAN</text:p>
        <text:p text:style-name="P12"><text:tab/>=&gt; cd_impl_size<text:tab/>:Integer</text:p>
        <text:p text:style-name="P12"><text:tab/>=&gt; cd_offset<text:tab/>:Integer</text:p>
        <text:p text:style-name="P12"><text:tab/>=&gt; cd_impl_size<text:tab/>:Integer</text:p>
        <text:p text:style-name="P12"><text:tab/>;</text:p>
        <text:p text:style-name="P43">fixed<text:tab/>=&gt;</text:p>
        <text:p text:style-name="P43"><text:tab/>=&gt; sm_derived<text:tab/>:TYPE_SPEC</text:p>
        <text:p text:style-name="P43"><text:tab/>=&gt; sm_is_anonymous<text:tab/>:BOOLEAN</text:p>
        <text:p text:style-name="P43"><text:tab/>=&gt; sm_base_type<text:tab/>:TYPE_SPEC</text:p>
        <text:p text:style-name="P43"><text:tab/>=&gt; sm_range<text:tab/>:RANGE</text:p>
        <text:p text:style-name="P43"><text:tab/>=&gt; sm_accuracy<text:tab/>:Value</text:p>
        <text:p text:style-name="P43"><text:tab/>=&gt; xd_source_name<text:tab/>:SOURCE_NAME</text:p>
        <text:p text:style-name="P43"><text:tab/>=&gt; cd_comp_unit<text:tab/>:Integer</text:p>
        <text:p text:style-name="P43"><text:tab/>=&gt; cd_level<text:tab/>:Integer</text:p>
        <text:p text:style-name="P43"><text:tab/>=&gt; cd_compiled<text:tab/>:BOOLEAN</text:p>
        <text:p text:style-name="P43"><text:tab/>=&gt; cd_impl_size<text:tab/>:Integer</text:p>
        <text:p text:style-name="P43"><text:tab/>=&gt; cd_impl_small<text:tab/>:Value</text:p>
        <text:p text:style-name="P43"><text:tab/>=&gt; cd_impl_size<text:tab/>:Integer</text:p>
        <text:p text:style-name="P43"><text:tab/>;</text:p>
        <text:p text:style-name="P43">float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range<text:tab/>:RANGE</text:p>
        <text:p text:style-name="P12"><text:tab/>=&gt; sm_accuracy<text:tab/>:Value</text:p>
        <text:p text:style-name="P12"><text:tab/>=&gt; xd_source_name<text:tab/>:SOURCE_NAME</text:p>
        <text:p text:style-name="P12"><text:tab/>=&gt; cd_comp_unit<text:tab/>:Integer</text:p>
        <text:p text:style-name="P12"><text:tab/>=&gt; cd_level<text:tab/>:Integer</text:p>
        <text:p text:style-name="P12"><text:tab/>=&gt; cd_compiled<text:tab/>:BOOLEAN</text:p>
        <text:p text:style-name="P12"><text:tab/>=&gt; cd_impl_size<text:tab/>:Integer</text:p>
        <text:p text:style-name="P12"><text:tab/>=&gt; cd_impl_size<text:tab/>:Integer</text:p>
        <text:p text:style-name="P12"><text:tab/>;</text:p>
        <text:p text:style-name="P112">CONSTRAINED</text:p>
        <text:p text:style-name="P44">constrained_record<text:tab/>=&gt;</text:p>
        <text:p text:style-name="P44"><text:tab/>=&gt; sm_derived<text:tab/>:TYPE_SPEC</text:p>
        <text:p text:style-name="P44"><text:tab/>=&gt; sm_is_anonymous<text:tab/>:BOOLEAN</text:p>
        <text:p text:style-name="P44"><text:tab/>=&gt; sm_base_type<text:tab/>:TYPE_SPEC</text:p>
        <text:p text:style-name="P44"><text:tab/>=&gt; sm_depends_on_dscrmt<text:tab/>:BOOLEAN</text:p>
        <text:p text:style-name="P44"><text:tab/>=&gt; sm_normalized_dscrmt_s<text:tab/>:exp_s</text:p>
        <text:p text:style-name="P44"><text:tab/>=&gt; xd_source_name<text:tab/>:SOURCE_NAME</text:p>
        <text:p text:style-name="P44"><text:tab/>=&gt; cd_comp_unit<text:tab/>:Integer</text:p>
        <text:p text:style-name="P44"><text:tab/>=&gt; cd_level<text:tab/>:Integer</text:p>
        <text:p text:style-name="P44"><text:tab/>=&gt; cd_compiled<text:tab/>:BOOLEAN</text:p>
        <text:p text:style-name="P44"><text:tab/>=&gt; cd_impl_size<text:tab/>:Integer</text:p>
        <text:p text:style-name="P44"><text:tab/>=&gt; cd_alignment<text:tab/>:Integer</text:p>
        <text:p text:style-name="P44"><text:tab/>;</text:p>
        <text:p text:style-name="P44">constrained_array<text:tab/>=&gt;</text:p>
        <text:p text:style-name="P44"><text:tab/>=&gt; sm_derived<text:tab/>:TYPE_SPEC</text:p>
        <text:p text:style-name="P44"><text:tab/>=&gt; sm_is_anonymous<text:tab/>:BOOLEAN</text:p>
        <text:p text:style-name="P44"><text:tab/>=&gt; sm_base_type<text:tab/>:TYPE_SPEC</text:p>
        <text:p text:style-name="P44"><text:tab/>=&gt; sm_depends_on_dscrmt<text:tab/>:BOOLEAN</text:p>
        <text:p text:style-name="P44"><text:tab/>=&gt; sm_index_subtype_s<text:tab/>:scalar_s</text:p>
        <text:p text:style-name="P44"><text:tab/>=&gt; xd_source_name<text:tab/>:SOURCE_NAME</text:p>
        <text:p text:style-name="P44"><text:tab/>=&gt; cd_comp_unit<text:tab/>:Integer</text:p>
        <text:p text:style-name="P44"><text:tab/>=&gt; cd_level<text:tab/>:Integer</text:p>
        <text:p text:style-name="P44"><text:tab/>=&gt; cd_compiled<text:tab/>:BOOLEAN</text:p>
        <text:p text:style-name="P44"><text:tab/>=&gt; cd_impl_size<text:tab/>:Integer</text:p>
        <text:p text:style-name="P44"><text:tab/>=&gt; cd_alignment<text:tab/>:Integer</text:p>
        <text:p text:style-name="P44"><text:tab/>=&gt; cd_offset<text:tab/>:Integer</text:p>
        <text:p text:style-name="P44"><text:tab/>=&gt; cd_dimensions<text:tab/>:Integer</text:p>
        <text:p text:style-name="P44"><text:tab/>;</text:p>
        <text:p text:style-name="P44">constrained_access<text:tab/>=&gt;</text:p>
        <text:p text:style-name="P44"><text:tab/>=&gt; sm_derived<text:tab/>:TYPE_SPEC</text:p>
        <text:p text:style-name="P44"><text:tab/>=&gt; sm_is_anonymous<text:tab/>:BOOLEAN</text:p>
        <text:p text:style-name="P44"><text:tab/>=&gt; sm_base_type<text:tab/>:TYPE_SPEC</text:p>
        <text:p text:style-name="P44"><text:tab/>=&gt; sm_depends_on_dscrmt<text:tab/>:BOOLEAN</text:p>
        <text:p text:style-name="P44"><text:tab/>=&gt; sm_desig_type<text:tab/>:TYPE_SPEC</text:p>
        <text:p text:style-name="P44"><text:tab/>=&gt; xd_source_name<text:tab/>:SOURCE_NAME</text:p>
        <text:p text:style-name="P44"><text:tab/>=&gt; cd_comp_unit<text:tab/>:Integer</text:p>
        <text:p text:style-name="P44"><text:tab/>=&gt; cd_level<text:tab/>:Integer</text:p>
        <text:p text:style-name="P44"><text:tab/>=&gt; cd_compiled<text:tab/>:BOOLEAN</text:p>
        <text:p text:style-name="P44"><text:tab/>=&gt; cd_impl_size<text:tab/>:Integer</text:p>
        <text:p text:style-name="P44"><text:tab/>=&gt; cd_alignment<text:tab/>:Integer</text:p>
        <text:p text:style-name="P44"><text:tab/>;</text:p>
        <text:p text:style-name="P12">record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size<text:tab/>:EXP</text:p>
        <text:p text:style-name="P12"><text:tab/>=&gt; sm_is_limited<text:tab/>:BOOLEAN</text:p>
        <text:p text:style-name="P12"><text:tab/>=&gt; sm_is_packed<text:tab/>:BOOLEAN</text:p>
        <text:p text:style-name="P12"><text:tab/>=&gt; sm_discriminant_s<text:tab/>:dscrmt_decl_s</text:p>
        <text:p text:style-name="P12"><text:tab/>=&gt; sm_comp_list<text:tab/>:comp_list</text:p>
        <text:p text:style-name="P12"><text:tab/>=&gt; sm_representation<text:tab/>:REP</text:p>
        <text:p text:style-name="P12"><text:tab/>=&gt; xd_source_name<text:tab/>:SOURCE_NAME</text:p>
        <text:p text:style-name="P12"><text:tab/>=&gt; cd_comp_unit<text:tab/>:Integer</text:p>
        <text:p text:style-name="P12"><text:tab/>=&gt; cd_level<text:tab/>:Integer</text:p>
        <text:p text:style-name="P12"><text:tab/>=&gt; cd_compiled<text:tab/>:BOOLEAN</text:p>
        <text:p text:style-name="P12"><text:tab/>;</text:p>
        <text:p text:style-name="P45">array<text:tab/>=&gt;</text:p>
        <text:p text:style-name="P45"><text:tab/>=&gt; sm_derived<text:tab/>:TYPE_SPEC</text:p>
        <text:p text:style-name="P45"><text:tab/>=&gt; sm_is_anonymous<text:tab/>:BOOLEAN</text:p>
        <text:p text:style-name="P45"><text:tab/>=&gt; sm_base_type<text:tab/>:TYPE_SPEC</text:p>
        <text:p text:style-name="P45"><text:tab/>=&gt; sm_size<text:tab/>:EXP</text:p>
        <text:p text:style-name="P45"><text:tab/>=&gt; sm_is_limited<text:tab/>:BOOLEAN</text:p>
        <text:p text:style-name="P45"><text:tab/>=&gt; sm_is_packed<text:tab/>:BOOLEAN</text:p>
        <text:p text:style-name="P45"><text:tab/>=&gt; sm_index_s<text:tab/>:index_s</text:p>
        <text:p text:style-name="P45"><text:tab/>=&gt; sm_comp_type<text:tab/>:TYPE_SPEC</text:p>
        <text:p text:style-name="P45"><text:tab/>=&gt; xd_source_name<text:tab/>:SOURCE_NAME</text:p>
        <text:p text:style-name="P45"><text:tab/>=&gt; cd_comp_unit<text:tab/>:Integer</text:p>
        <text:p text:style-name="P45"><text:tab/>=&gt; cd_level<text:tab/>:Integer</text:p>
        <text:p text:style-name="P45"><text:tab/>=&gt; cd_compiled<text:tab/>:BOOLEAN</text:p>
        <text:p text:style-name="P45"><text:tab/>;</text:p>
        <text:p text:style-name="P45">access<text:tab/>=&gt;</text:p>
        <text:p text:style-name="P12"><text:tab/>=&gt; sm_derived<text:tab/>:TYPE_SPEC</text:p>
        <text:p text:style-name="P12"><text:tab/>=&gt; sm_is_anonymous<text:tab/>:BOOLEAN</text:p>
        <text:p text:style-name="P12"><text:tab/>=&gt; sm_base_type<text:tab/>:TYPE_SPEC</text:p>
        <text:p text:style-name="P12"><text:tab/>=&gt; sm_size<text:tab/>:EXP</text:p>
        <text:p text:style-name="P12"><text:tab/>=&gt; sm_storage_size<text:tab/>:EXP</text:p>
        <text:p text:style-name="P12"><text:tab/>=&gt; sm_is_controlled<text:tab/>:BOOLEAN</text:p>
        <text:p text:style-name="P12"><text:tab/>=&gt; sm_desig_type<text:tab/>:TYPE_SPEC</text:p>
        <text:p text:style-name="P12"><text:tab/>=&gt; sm_master<text:tab/>:ALL_DECL</text:p>
        <text:p text:style-name="P12"><text:tab/>=&gt; xd_source_name<text:tab/>:SOURCE_NAME</text:p>
        <text:p text:style-name="P12"><text:tab/>=&gt; cd_comp_unit<text:tab/>:Integer</text:p>
        <text:p text:style-name="P12"><text:soft-page-break/><text:tab/>=&gt; cd_level<text:tab/>:Integer</text:p>
        <text:p text:style-name="P12"><text:tab/>=&gt; cd_compiled<text:tab/>:BOOLEAN</text:p>
        <text:p text:style-name="P12"><text:tab/>=&gt; cd_offset<text:tab/>:Integer</text:p>
        <text:p text:style-name="P12"><text:tab/>=&gt; cd_constrained<text:tab/>:BOOLEAN</text:p>
        <text:p text:style-name="P12"><text:tab/>;</text:p>
        <text:p text:style-name="P12">private<text:tab/>=&gt;</text:p>
        <text:p text:style-name="P12"><text:tab/>=&gt; sm_derived<text:tab/>:TYPE_SPEC</text:p>
        <text:p text:style-name="P12"><text:tab/>=&gt; sm_is_anonymous<text:tab/>:BOOLEAN</text:p>
        <text:p text:style-name="P12"><text:tab/>=&gt; sm_discriminant_s<text:tab/>:dscrmt_decl_s</text:p>
        <text:p text:style-name="P12"><text:tab/>=&gt; sm_type_spec<text:tab/>:TYPE_SPEC</text:p>
        <text:p text:style-name="P12"><text:tab/>=&gt; xd_source_name<text:tab/>:SOURCE_NAME</text:p>
        <text:p text:style-name="P12"><text:tab/>;</text:p>
        <text:p text:style-name="P12">l_private<text:tab/>=&gt;</text:p>
        <text:p text:style-name="P12"><text:tab/>=&gt; sm_derived<text:tab/>:TYPE_SPEC</text:p>
        <text:p text:style-name="P12"><text:tab/>=&gt; sm_is_anonymous<text:tab/>:BOOLEAN</text:p>
        <text:p text:style-name="P12"><text:tab/>=&gt; sm_discriminant_s<text:tab/>:dscrmt_decl_s</text:p>
        <text:p text:style-name="P12"><text:tab/>=&gt; sm_type_spec<text:tab/>:TYPE_SPEC</text:p>
        <text:p text:style-name="P12"><text:tab/>=&gt; xd_source_name<text:tab/>:SOURCE_NAME</text:p>
        <text:p text:style-name="P12"><text:tab/>;</text:p>
        <text:p text:style-name="P46">task_spec<text:tab/>=&gt;</text:p>
        <text:p text:style-name="P46"><text:tab/>=&gt; sm_derived<text:tab/>:TYPE_SPEC</text:p>
        <text:p text:style-name="P46"><text:tab/>=&gt; sm_is_anonymous<text:tab/>:BOOLEAN</text:p>
        <text:p text:style-name="P46"><text:tab/>=&gt; sm_decl_s<text:tab/>:decl_s</text:p>
        <text:p text:style-name="P46"><text:tab/>=&gt; sm_body<text:tab/>:BODY</text:p>
        <text:p text:style-name="P46"><text:tab/>=&gt; sm_address<text:tab/>:EXP</text:p>
        <text:p text:style-name="P46"><text:tab/>=&gt; sm_size<text:tab/>:EXP</text:p>
        <text:p text:style-name="P46"><text:tab/>=&gt; sm_storage_size<text:tab/>:EXP</text:p>
        <text:p text:style-name="P46"><text:tab/>=&gt; xd_source_name<text:tab/>:SOURCE_NAME</text:p>
        <text:p text:style-name="P46"><text:tab/>=&gt; cd_comp_unit<text:tab/>:Integer</text:p>
        <text:p text:style-name="P46"><text:tab/>=&gt; cd_level<text:tab/>:Integer</text:p>
        <text:p text:style-name="P46"><text:tab/>=&gt; cd_compiled<text:tab/>:BOOLEAN</text:p>
        <text:p text:style-name="P46"><text:tab/>=&gt; xd_stub<text:tab/>:stub</text:p>
        <text:p text:style-name="P46"><text:tab/>=&gt; xd_body<text:tab/>:SUBUNIT_BODY</text:p>
        <text:p text:style-name="P46"><text:tab/>;</text:p>
        <text:p text:style-name="P12">real_val<text:tab/>=&gt;</text:p>
        <text:p text:style-name="P12"><text:tab/>=&gt; xd_numer<text:tab/>:num_val</text:p>
        <text:p text:style-name="P12"><text:tab/>=&gt; xd_denom<text:tab/>:num_val</text:p>
        <text:p text:style-name="P12"><text:tab/>;</text:p>
        <text:p text:style-name="P12">trans_with<text:tab/>=&gt;</text:p>
        <text:p text:style-name="P12"><text:tab/>=&gt; tw_filename<text:tab/>:txtrep</text:p>
        <text:p text:style-name="P12"><text:tab/>=&gt; tw_comp_unit<text:tab/>:compilation_unit</text:p>
        <text:p text:style-name="P12"><text:tab/>;</text:p>
        <text:p text:style-name="P12">lib_info<text:tab/>=&gt;</text:p>
        <text:p text:style-name="P12"><text:tab/>=&gt; xd_short<text:tab/>:txtrep</text:p>
        <text:p text:style-name="P12"><text:tab/>=&gt; xd_primary<text:tab/>:txtrep</text:p>
        <text:p text:style-name="P12"><text:tab/>=&gt; xd_secondary<text:tab/>:txtrep</text:p>
        <text:p text:style-name="P12"><text:tab/>;</text:p>
        <text:p text:style-name="P12">def<text:tab/>=&gt;</text:p>
        <text:p text:style-name="P12"><text:tab/>=&gt; xd_header<text:tab/>:HEADER</text:p>
        <text:p text:style-name="P12"><text:tab/>=&gt; xd_source_name<text:tab/>:SOURCE_NAME</text:p>
        <text:p text:style-name="P12"><text:tab/>=&gt; xd_region_def<text:tab/>:def</text:p>
        <text:p text:style-name="P12"><text:tab/>=&gt; xd_is_in_spec<text:tab/>:BOOLEAN</text:p>
        <text:p text:style-name="P12"><text:tab/>=&gt; xd_lex_level<text:tab/>:Integer</text:p>
        <text:p text:style-name="P12"><text:tab/>=&gt; xd_is_used<text:tab/>:BOOLEAN</text:p>
        <text:p text:style-name="P12"><text:tab/>;</text:p>
        <text:p text:style-name="P12">any_access<text:tab/>=&gt;</text:p>
        <text:p text:style-name="P12"><text:tab/>;</text:p>
        <text:p text:style-name="P12">any_composite<text:tab/>=&gt;</text:p>
        <text:p text:style-name="P12"><text:tab/>;</text:p>
        <text:p text:style-name="P12">any_string<text:tab/>=&gt;</text:p>
        <text:p text:style-name="P12"><text:tab/>;</text:p>
        <text:p text:style-name="P12">any_access_of<text:tab/>=&gt;</text:p>
        <text:p text:style-name="P12"><text:tab/>=&gt; xd_item<text:tab/>:ITEM</text:p>
        <text:p text:style-name="P12"><text:tab/>;</text:p>
        <text:p text:style-name="P12">any_integer<text:tab/>=&gt;</text:p>
        <text:p text:style-name="P12"><text:tab/>;</text:p>
        <text:p text:style-name="P12">any_real<text:tab/>=&gt;</text:p>
        <text:p text:style-name="P12"><text:tab/>;</text:p>
        <text:p text:style-name="P12">implicit_conv<text:tab/>=&gt;</text:p>
        <text:p text:style-name="P1"><text:tab/>=&gt; xd_item<text:tab/>:ITEM</text:p>
        <text:p text:style-name="P1"><text:tab/>=&gt; xd_list<text:tab/>:EXP</text:p>
        <text:p text:style-name="P1"><text:tab/>;</text:p>
        <text:p text:style-name="P1">nullary_call<text:tab/>=&gt;</text:p>
        <text:p text:style-name="P1"><text:tab/>=&gt; xd_item<text:tab/>:ITEM</text:p>
        <text:p text:style-name="P1"><text:tab/>;</text:p>
        <text:p text:style-name="P88"><text:span text:style-name="T31">DEF_NAME &gt; </text:span><text:span text:style-name="T32">SOURCE_NAME</text:span></text:p>
        <text:p text:style-name="P73"><text:span text:style-name="T35">source_name_s</text:span><text:tab/>=&gt;</text:p>
        <text:p text:style-name="P73"><text:tab/>=&gt; as_list<text:tab/>:SOURCE_NAME</text:p>
        <text:p text:style-name="P73"><text:tab/>=&gt; lx_srcpos<text:tab/>:Source_Position</text:p>
        <text:p text:style-name="P73"><text:tab/>;</text:p>
        <text:p text:style-name="P73"/>
        <text:p text:style-name="P41">variable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obj_type<text:tab/>:TYPE_SPEC</text:p>
        <text:p text:style-name="P41"><text:tab/>=&gt; sm_init_exp<text:tab/>:EXP</text:p>
        <text:p text:style-name="P41"><text:tab/>=&gt; sm_renames_obj<text:tab/>:BOOLEAN</text:p>
        <text:p text:style-name="P41"><text:tab/>=&gt; sm_address<text:tab/>:EXP</text:p>
        <text:p text:style-name="P41"><text:tab/>=&gt; sm_is_shared<text:tab/>:BOOLEAN</text:p>
        <text:p text:style-name="P41"><text:tab/>=&gt; xd_region<text:tab/>:SOURCE_NAME</text:p>
        <text:p text:style-name="P41"><text:tab/>=&gt; cd_comp_unit<text:tab/>:Integer</text:p>
        <text:p text:style-name="P41"><text:tab/>=&gt; cd_level<text:tab/>:Integer</text:p>
        <text:p text:style-name="P41"><text:tab/>=&gt; cd_offset<text:tab/>:Integer</text:p>
        <text:p text:style-name="P41"><text:tab/>=&gt; cd_compiled<text:tab/>:BOOLEAN</text:p>
        <text:p text:style-name="P41"><text:tab/>;</text:p>
        <text:p text:style-name="P41">constant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obj_type<text:tab/>:TYPE_SPEC</text:p>
        <text:p text:style-name="P41"><text:tab/>=&gt; sm_init_exp<text:tab/>:EXP</text:p>
        <text:p text:style-name="P41"><text:tab/>=&gt; sm_renames_obj<text:tab/>:BOOLEAN</text:p>
        <text:p text:style-name="P41"><text:tab/>=&gt; sm_address<text:tab/>:EXP</text:p>
        <text:p text:style-name="P41"><text:tab/>=&gt; sm_first<text:tab/>:DEF_NAME</text:p>
        <text:p text:style-name="P41"><text:tab/>=&gt; xd_region<text:tab/>:SOURCE_NAME</text:p>
        <text:p text:style-name="P41"><text:tab/>=&gt; cd_comp_unit<text:tab/>:Integer</text:p>
        <text:p text:style-name="P41"><text:tab/>=&gt; cd_level<text:tab/>:Integer</text:p>
        <text:p text:style-name="P41"><text:tab/>=&gt; cd_offset<text:tab/>:Integer</text:p>
        <text:p text:style-name="P41"><text:tab/>=&gt; cd_compiled<text:tab/>:BOOLEAN</text:p>
        <text:p text:style-name="P41"><text:tab/>;</text:p>
        <text:p text:style-name="P41">number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obj_type<text:tab/>:TYPE_SPEC</text:p>
        <text:p text:style-name="P41"><text:tab/>=&gt; sm_init_exp<text:tab/>:EXP</text:p>
        <text:p text:style-name="P41"><text:tab/>=&gt; xd_region<text:tab/>:SOURCE_NAME</text:p>
        <text:p text:style-name="P41"><text:tab/>;</text:p>
        <text:p text:style-name="P41">component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obj_type<text:tab/>:TYPE_SPEC</text:p>
        <text:p text:style-name="P41"><text:tab/>=&gt; sm_init_exp<text:tab/>:EXP</text:p>
        <text:p text:style-name="P41"><text:tab/>=&gt; sm_comp_rep<text:tab/>:COMP_REP_ELEM</text:p>
        <text:p text:style-name="P41"><text:tab/>=&gt; xd_region<text:tab/>:SOURCE_NAME</text:p>
        <text:p text:style-name="P41"><text:tab/>;</text:p>
        <text:p text:style-name="P41">discriminant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obj_type<text:tab/>:TYPE_SPEC</text:p>
        <text:p text:style-name="P41"><text:tab/>=&gt; sm_init_exp<text:tab/>:EXP</text:p>
        <text:p text:style-name="P41"><text:tab/>=&gt; sm_comp_rep<text:tab/>:COMP_REP_ELEM</text:p>
        <text:p text:style-name="P41"><text:tab/>=&gt; sm_first<text:tab/>:DEF_NAME</text:p>
        <text:p text:style-name="P41"><text:tab/>=&gt; xd_region<text:tab/>:SOURCE_NAME</text:p>
        <text:p text:style-name="P41"><text:tab/>;</text:p>
        <text:p text:style-name="P41">in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obj_type<text:tab/>:TYPE_SPEC</text:p>
        <text:p text:style-name="P41"><text:tab/>=&gt; sm_init_exp<text:tab/>:EXP</text:p>
        <text:p text:style-name="P41"><text:tab/>=&gt; sm_first<text:tab/>:DEF_NAME</text:p>
        <text:p text:style-name="P41"><text:tab/>=&gt; xd_region<text:tab/>:SOURCE_NAME</text:p>
        <text:p text:style-name="P41"><text:tab/>=&gt; cd_level<text:tab/>:Integer</text:p>
        <text:p text:style-name="P41"><text:tab/>=&gt; cd_offset<text:tab/>:Integer</text:p>
        <text:p text:style-name="P41"><text:tab/>;</text:p>
        <text:p text:style-name="P41">in_out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obj_type<text:tab/>:TYPE_SPEC</text:p>
        <text:p text:style-name="P41"><text:tab/>=&gt; sm_init_exp<text:tab/>:EXP</text:p>
        <text:p text:style-name="P41"><text:tab/>=&gt; sm_first<text:tab/>:DEF_NAME</text:p>
        <text:p text:style-name="P41"><text:tab/>=&gt; xd_region<text:tab/>:SOURCE_NAME</text:p>
        <text:p text:style-name="P41"><text:tab/>=&gt; cd_level<text:tab/>:Integer</text:p>
        <text:p text:style-name="P41"><text:tab/>=&gt; cd_addr_offset<text:tab/>:Integer</text:p>
        <text:p text:style-name="P41"><text:tab/>=&gt; cd_val_offset<text:tab/>:Integer</text:p>
        <text:p text:style-name="P41"><text:tab/>;</text:p>
        <text:p text:style-name="P41">out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obj_type<text:tab/>:TYPE_SPEC</text:p>
        <text:p text:style-name="P41"><text:tab/>=&gt; sm_init_exp<text:tab/>:EXP</text:p>
        <text:p text:style-name="P41"><text:tab/>=&gt; sm_first<text:tab/>:DEF_NAME</text:p>
        <text:p text:style-name="P41"><text:tab/>=&gt; xd_region<text:tab/>:SOURCE_NAME</text:p>
        <text:p text:style-name="P41"><text:tab/>=&gt; cd_level<text:tab/>:Integer</text:p>
        <text:p text:style-name="P41"><text:tab/>=&gt; cd_addr_offset<text:tab/>:Integer</text:p>
        <text:p text:style-name="P41"><text:tab/>=&gt; cd_val_offset<text:tab/>:Integer</text:p>
        <text:p text:style-name="P41"><text:tab/>;</text:p>
        <text:p text:style-name="P65">enum_literal_s<text:tab/>=&gt;</text:p>
        <text:p text:style-name="P65"><text:tab/>=&gt; as_list<text:tab/>:<text:a xlink:type="simple" xlink:href="#ENUM_LITERAL" text:style-name="Internet_20_link" text:visited-style-name="Visited_20_Internet_20_Link">ENUM_LITERAL</text:a></text:p>
        <text:p text:style-name="P65"><text:tab/>=&gt; lx_srcpos<text:tab/>:Source_Position</text:p>
        <text:p text:style-name="P65"><text:tab/>=&gt; cd_alignment<text:tab/>:Integer</text:p>
        <text:p text:style-name="P65"><text:tab/>=&gt; cd_impl_size<text:tab/>:Integer</text:p>
        <text:p text:style-name="P65"><text:tab/>=&gt; cd_last<text:tab/>:Integer</text:p>
        <text:p text:style-name="P65"><text:tab/>;</text:p>
        <text:p text:style-name="P118"><text:bookmark-start text:name="ENUM_LITERAL"/>ENUM_LITERAL<text:bookmark-end text:name="ENUM_LITERAL"/></text:p>
        <text:p text:style-name="P65">enumeration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obj_type<text:tab/>:TYPE_SPEC</text:p>
        <text:p text:style-name="P41"><text:tab/>=&gt; sm_pos<text:tab/>:Integer</text:p>
        <text:p text:style-name="P41"><text:tab/>=&gt; sm_rep<text:tab/>:Integer</text:p>
        <text:p text:style-name="P41"><text:tab/>=&gt; xd_region<text:tab/>:SOURCE_NAME</text:p>
        <text:p text:style-name="P41"><text:tab/>;</text:p>
        <text:p text:style-name="P41">character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obj_type<text:tab/>:TYPE_SPEC</text:p>
        <text:p text:style-name="P41"><text:tab/>=&gt; sm_pos<text:tab/>:Integer</text:p>
        <text:p text:style-name="P41"><text:tab/>=&gt; sm_rep<text:tab/>:Integer</text:p>
        <text:p text:style-name="P41"><text:tab/>=&gt; xd_region<text:tab/>:SOURCE_NAME</text:p>
        <text:p text:style-name="P41"><text:tab/>;</text:p>
        <text:p text:style-name="P41">iteration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obj_type<text:tab/>:TYPE_SPEC</text:p>
        <text:p text:style-name="P41"><text:tab/>=&gt; xd_region<text:tab/>:SOURCE_NAME</text:p>
        <text:p text:style-name="P41"><text:tab/>=&gt; cd_level<text:tab/>:Integer</text:p>
        <text:p text:style-name="P41"><text:tab/>=&gt; cd_offset<text:tab/>:Integer</text:p>
        <text:p text:style-name="P41"><text:tab/>;</text:p>
        <text:p text:style-name="P41">type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type_spec<text:tab/>:TYPE_SPEC</text:p>
        <text:p text:style-name="P41"><text:tab/>=&gt; sm_first<text:tab/>:DEF_NAME</text:p>
        <text:p text:style-name="P41"><text:tab/>=&gt; xd_region<text:tab/>:SOURCE_NAME</text:p>
        <text:p text:style-name="P41"><text:tab/>;</text:p>
        <text:p text:style-name="P41">subtype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type_spec<text:tab/>:TYPE_SPEC</text:p>
        <text:p text:style-name="P41"><text:tab/>=&gt; xd_region<text:tab/>:SOURCE_NAME</text:p>
        <text:p text:style-name="P41"><text:tab/>;</text:p>
        <text:p text:style-name="P41">private_type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type_spec<text:tab/>:TYPE_SPEC</text:p>
        <text:p text:style-name="P41"><text:tab/>=&gt; xd_region<text:tab/>:SOURCE_NAME</text:p>
        <text:p text:style-name="P41"><text:tab/>;</text:p>
        <text:p text:style-name="P41">l_private_type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type_spec<text:tab/>:TYPE_SPEC</text:p>
        <text:p text:style-name="P41"><text:tab/>=&gt; xd_region<text:tab/>:SOURCE_NAME</text:p>
        <text:p text:style-name="P41"><text:tab/>;</text:p>
        <text:p text:style-name="P41">procedure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first<text:tab/>:DEF_NAME</text:p>
        <text:p text:style-name="P41"><text:tab/>=&gt; sm_spec<text:tab/>:HEADER</text:p>
        <text:p text:style-name="P41"><text:tab/>=&gt; sm_unit_desc<text:tab/>:UNIT_DESC</text:p>
        <text:p text:style-name="P41"><text:tab/>=&gt; sm_address<text:tab/>:EXP</text:p>
        <text:p text:style-name="P41"><text:tab/>=&gt; sm_is_inline<text:tab/>:BOOLEAN</text:p>
        <text:p text:style-name="P41"><text:tab/>=&gt; sm_interface<text:tab/>:PREDEF_NAME</text:p>
        <text:p text:style-name="P41"><text:soft-page-break/><text:tab/>=&gt; xd_region<text:tab/>:SOURCE_NAME</text:p>
        <text:p text:style-name="P41"><text:tab/>=&gt; xd_stub<text:tab/>:stub</text:p>
        <text:p text:style-name="P41"><text:tab/>=&gt; xd_body<text:tab/>:SUBUNIT_BODY</text:p>
        <text:p text:style-name="P41"><text:tab/>=&gt; cd_compiled<text:tab/>:BOOLEAN</text:p>
        <text:p text:style-name="P41"><text:tab/>=&gt; cd_level<text:tab/>:Integer</text:p>
        <text:p text:style-name="P41"><text:tab/>=&gt; cd_label<text:tab/>:Integer</text:p>
        <text:p text:style-name="P41"><text:tab/>=&gt; cd_param_size<text:tab/>:Integer</text:p>
        <text:p text:style-name="P41"><text:tab/>;</text:p>
        <text:p text:style-name="P41">function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first<text:tab/>:DEF_NAME</text:p>
        <text:p text:style-name="P41"><text:tab/>=&gt; sm_spec<text:tab/>:HEADER</text:p>
        <text:p text:style-name="P41"><text:tab/>=&gt; sm_unit_desc<text:tab/>:UNIT_DESC</text:p>
        <text:p text:style-name="P41"><text:tab/>=&gt; sm_address<text:tab/>:EXP</text:p>
        <text:p text:style-name="P41"><text:tab/>=&gt; sm_is_inline<text:tab/>:BOOLEAN</text:p>
        <text:p text:style-name="P41"><text:tab/>=&gt; sm_interface<text:tab/>:PREDEF_NAME</text:p>
        <text:p text:style-name="P41"><text:tab/>=&gt; xd_region<text:tab/>:SOURCE_NAME</text:p>
        <text:p text:style-name="P41"><text:tab/>=&gt; xd_stub<text:tab/>:stub</text:p>
        <text:p text:style-name="P41"><text:tab/>=&gt; xd_body<text:tab/>:SUBUNIT_BODY</text:p>
        <text:p text:style-name="P41"><text:tab/>=&gt; cd_compiled<text:tab/>:BOOLEAN</text:p>
        <text:p text:style-name="P41"><text:tab/>=&gt; cd_level<text:tab/>:Integer</text:p>
        <text:p text:style-name="P41"><text:tab/>=&gt; cd_label<text:tab/>:Integer</text:p>
        <text:p text:style-name="P41"><text:tab/>=&gt; cd_param_size<text:tab/>:Integer</text:p>
        <text:p text:style-name="P41"><text:tab/>=&gt; cd_result_size<text:tab/>:Integer</text:p>
        <text:p text:style-name="P41"><text:tab/>;</text:p>
        <text:p text:style-name="P41">operator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first<text:tab/>:DEF_NAME</text:p>
        <text:p text:style-name="P41"><text:tab/>=&gt; sm_spec<text:tab/>:HEADER</text:p>
        <text:p text:style-name="P41"><text:tab/>=&gt; sm_unit_desc<text:tab/>:UNIT_DESC</text:p>
        <text:p text:style-name="P41"><text:tab/>=&gt; sm_address<text:tab/>:EXP</text:p>
        <text:p text:style-name="P41"><text:tab/>=&gt; sm_is_inline<text:tab/>:BOOLEAN</text:p>
        <text:p text:style-name="P41"><text:tab/>=&gt; sm_interface<text:tab/>:PREDEF_NAME</text:p>
        <text:p text:style-name="P41"><text:tab/>=&gt; xd_region<text:tab/>:SOURCE_NAME</text:p>
        <text:p text:style-name="P41"><text:tab/>=&gt; xd_stub<text:tab/>:stub</text:p>
        <text:p text:style-name="P41"><text:tab/>=&gt; xd_body<text:tab/>:SUBUNIT_BODY</text:p>
        <text:p text:style-name="P41"><text:tab/>=&gt; cd_compiled<text:tab/>:BOOLEAN</text:p>
        <text:p text:style-name="P41"><text:tab/>=&gt; cd_level<text:tab/>:Integer</text:p>
        <text:p text:style-name="P41"><text:tab/>=&gt; cd_label<text:tab/>:Integer</text:p>
        <text:p text:style-name="P41"><text:tab/>=&gt; cd_param_size<text:tab/>:Integer</text:p>
        <text:p text:style-name="P41"><text:tab/>=&gt; xd_not_equal<text:tab/>:operator_id</text:p>
        <text:p text:style-name="P41"><text:tab/>;</text:p>
        <text:p text:style-name="P41">package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first<text:tab/>:DEF_NAME</text:p>
        <text:p text:style-name="P41"><text:tab/>=&gt; sm_spec<text:tab/>:HEADER</text:p>
        <text:p text:style-name="P41"><text:tab/>=&gt; sm_unit_desc<text:tab/>:UNIT_DESC</text:p>
        <text:p text:style-name="P41"><text:tab/>=&gt; sm_address<text:tab/>:EXP</text:p>
        <text:p text:style-name="P41"><text:tab/>=&gt; xd_region<text:tab/>:SOURCE_NAME</text:p>
        <text:p text:style-name="P41"><text:tab/>=&gt; xd_stub<text:tab/>:stub</text:p>
        <text:p text:style-name="P41"><text:tab/>=&gt; xd_body<text:tab/>:SUBUNIT_BODY</text:p>
        <text:p text:style-name="P41"><text:tab/>=&gt; cd_compiled<text:tab/>:BOOLEAN</text:p>
        <text:p text:style-name="P41"><text:tab/>;</text:p>
        <text:p text:style-name="P41">generic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first<text:tab/>:DEF_NAME</text:p>
        <text:p text:style-name="P41"><text:tab/>=&gt; sm_spec<text:tab/>:HEADER</text:p>
        <text:p text:style-name="P41"><text:tab/>=&gt; sm_generic_param_s<text:tab/>:item_s</text:p>
        <text:p text:style-name="P41"><text:tab/>=&gt; sm_body<text:tab/>:BODY</text:p>
        <text:p text:style-name="P41"><text:tab/>=&gt; sm_is_inline<text:tab/>:BOOLEAN</text:p>
        <text:p text:style-name="P41"><text:tab/>=&gt; xd_region<text:tab/>:SOURCE_NAME</text:p>
        <text:p text:style-name="P41"><text:tab/>=&gt; xd_stub<text:tab/>:stub</text:p>
        <text:p text:style-name="P41"><text:tab/>=&gt; xd_body<text:tab/>:SUBUNIT_BODY</text:p>
        <text:p text:style-name="P41"><text:tab/>;</text:p>
        <text:p text:style-name="P41">task_body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first<text:tab/>:DEF_NAME</text:p>
        <text:p text:style-name="P41"><text:tab/>=&gt; sm_type_spec<text:tab/>:TYPE_SPEC</text:p>
        <text:p text:style-name="P41"><text:tab/>=&gt; sm_body<text:tab/>:BODY</text:p>
        <text:p text:style-name="P41"><text:tab/>=&gt; xd_region<text:tab/>:SOURCE_NAME</text:p>
        <text:p text:style-name="P41"><text:tab/>;</text:p>
        <text:p text:style-name="P41">label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stm<text:tab/>:STM</text:p>
        <text:p text:style-name="P41"><text:tab/>=&gt; xd_region<text:tab/>:SOURCE_NAME</text:p>
        <text:p text:style-name="P41"><text:tab/>=&gt; cd_label<text:tab/>:Integer</text:p>
        <text:p text:style-name="P41"><text:tab/>;</text:p>
        <text:p text:style-name="P41">block_loop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stm<text:tab/>:STM</text:p>
        <text:p text:style-name="P41"><text:tab/>=&gt; xd_region<text:tab/>:SOURCE_NAME</text:p>
        <text:p text:style-name="P41"><text:tab/>;</text:p>
        <text:p text:style-name="P41">entry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spec<text:tab/>:HEADER</text:p>
        <text:p text:style-name="P41"><text:tab/>=&gt; sm_address<text:tab/>:EXP</text:p>
        <text:p text:style-name="P41"><text:tab/>=&gt; xd_region<text:tab/>:SOURCE_NAME</text:p>
        <text:p text:style-name="P41"><text:tab/>;</text:p>
        <text:p text:style-name="P41">exception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renames_exc<text:tab/>:NAME</text:p>
        <text:p text:style-name="P41"><text:tab/>=&gt; xd_region<text:tab/>:SOURCE_NAME</text:p>
        <text:p text:style-name="P41"><text:tab/>=&gt; cd_label<text:tab/>:Integer</text:p>
        <text:p text:style-name="P41"><text:tab/>;</text:p>
        <text:p text:style-name="P41"/>
        <text:p text:style-name="P90"><text:span text:style-name="T31">DEF_NAME &gt; </text:span><text:span text:style-name="T32">PREDEF_NAME</text:span></text:p>
        <text:p text:style-name="P41">attribute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xd_pos<text:tab/>:Integer</text:p>
        <text:p text:style-name="P41"><text:tab/>;</text:p>
        <text:p text:style-name="P41">pragma_id<text:tab/>=&gt;</text:p>
        <text:p text:style-name="P41"><text:tab/>=&gt; lx_srcpos<text:tab/>:Source_Position</text:p>
        <text:p text:style-name="P41"><text:tab/>=&gt; lx_symrep<text:tab/>:symbol_rep</text:p>
        <text:p text:style-name="P41"><text:span text:style-name="T1">!! </text:span><text:span text:style-name="T13">VERIFIER SEQ ? !!</text:span><text:tab/>=&gt; sm_argument_id_s<text:tab/>:argument_id</text:p>
        <text:p text:style-name="P41"><text:tab/>=&gt; xd_pos<text:tab/>:Integer</text:p>
        <text:p text:style-name="P66"><text:tab/>;</text:p>
        <text:p text:style-name="P66">argument_id_s<text:tab/>=&gt;</text:p>
        <text:p text:style-name="P66"><text:tab/>=&gt; as_list<text:tab/>:argument_id</text:p>
        <text:p text:style-name="P66"><text:tab/>=&gt; lx_srcpos<text:tab/>:Source_Position</text:p>
        <text:p text:style-name="P66"><text:tab/>;</text:p>
        <text:p text:style-name="P66">argument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xd_pos<text:tab/>:Integer</text:p>
        <text:p text:style-name="P41"><text:tab/>;</text:p>
        <text:p text:style-name="P41">bltn_operator_id<text:tab/>=&gt;</text:p>
        <text:p text:style-name="P41"><text:tab/>=&gt; lx_srcpos<text:tab/>:Source_Position</text:p>
        <text:p text:style-name="P41"><text:tab/>=&gt; lx_symrep<text:tab/>:symbol_rep</text:p>
        <text:p text:style-name="P41"><text:tab/>=&gt; sm_operator<text:tab/>:Integer</text:p>
        <text:p text:style-name="P41"><text:tab/>;</text:p>
        <text:p text:style-name="P117">UNIT_DESC</text:p>
        <text:p text:style-name="P50">implicit_not_eq<text:tab/>=&gt;</text:p>
        <text:p text:style-name="P50"><text:tab/>=&gt; lx_srcpos<text:tab/>:Source_Position</text:p>
        <text:p text:style-name="P50"><text:tab/>=&gt; sm_equal<text:tab/>:SOURCE_NAME</text:p>
        <text:p text:style-name="P50"><text:tab/>;</text:p>
        <text:p text:style-name="P50">derived_subprog<text:tab/>=&gt;</text:p>
        <text:p text:style-name="P50"><text:tab/>=&gt; lx_srcpos<text:tab/>:Source_Position</text:p>
        <text:p text:style-name="P50"><text:tab/>=&gt; sm_derivable<text:tab/>:SOURCE_NAME</text:p>
        <text:p text:style-name="P50"><text:tab/>;</text:p>
        <text:p text:style-name="P50"/>
      </text:section>
      <text:section text:style-name="Sect2" text:name="Explications">
        <text:p text:style-name="P94"><text:bookmark-start text:name="explications_compilation_unit"/>explications compilation_unit :<text:bookmark-end text:name="explications_compilation_unit"/></text:p>
        <text:p text:style-name="P2"/>
        <text:p text:style-name="P4"><text:span text:style-name="T19">Le</text:span> champ « <text:span text:style-name="T20">as_all_decl </text:span>» de type classe ALL_DECL ne contient pas de liste mais seulement le premier élément ITEM représentant l’unité de compilation.</text:p>
        <text:p text:style-name="P4">Les listes de déclarations et d’instructions sont contenues plus bas dans des listes d’ITEM att<text:span text:style-name="T18">r</text:span>ibuées aux spécifications de package (HEADER) ou aux BODY.</text:p>
        <text:p text:style-name="P2"/>
        <text:p text:style-name="P6">Au sujet des unités de compilation, il faut se reporter à la section RM-10.1 du manuel de référence Ada.</text:p>
        <text:p text:style-name="P92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P7">unité de compilation::=</text:p>
            </table:table-cell>
            <table:table-cell table:style-name="Tableau1.A1" office:value-type="string">
              <text:p text:style-name="P99"/>
            </table:table-cell>
            <table:table-cell table:style-name="Tableau1.C1" office:value-type="string">
              <text:p text:style-name="P99"/>
            </table:table-cell>
          </table:table-row>
          <table:table-row>
            <table:table-cell table:style-name="Tableau1.A2" office:value-type="string">
              <text:p text:style-name="P99"/>
            </table:table-cell>
            <table:table-cell table:style-name="Tableau1.A2" office:value-type="string">
              <text:p text:style-name="P93">clause de contexte | unité de librairie</text:p>
            </table:table-cell>
            <table:table-cell table:style-name="Tableau1.C2" office:value-type="string">
              <text:p text:style-name="P99"/>
            </table:table-cell>
          </table:table-row>
          <table:table-row>
            <table:table-cell table:style-name="Tableau1.A2" office:value-type="string">
              <text:p text:style-name="P99"/>
            </table:table-cell>
            <table:table-cell table:style-name="Tableau1.A2" office:value-type="string">
              <text:p text:style-name="P93">clause de contexte | unité secondaire</text:p>
            </table:table-cell>
            <table:table-cell table:style-name="Tableau1.C2" office:value-type="string">
              <text:p text:style-name="P99"/>
            </table:table-cell>
          </table:table-row>
          <table:table-row>
            <table:table-cell table:style-name="Tableau1.A2" office:value-type="string">
              <text:p text:style-name="P7">unité de librairie::=</text:p>
            </table:table-cell>
            <table:table-cell table:style-name="Tableau1.A2" office:value-type="string">
              <text:p text:style-name="P99"/>
            </table:table-cell>
            <table:table-cell table:style-name="Tableau1.C2" office:value-type="string">
              <text:p text:style-name="P99"/>
            </table:table-cell>
          </table:table-row>
          <table:table-row>
            <table:table-cell table:style-name="Tableau1.A2" office:value-type="string">
              <text:p text:style-name="P99"/>
            </table:table-cell>
            <table:table-cell table:style-name="Tableau1.A2" office:value-type="string">
              <text:p text:style-name="P93">déclaration de sous-programme</text:p>
            </table:table-cell>
            <table:table-cell table:style-name="Tableau1.C2" office:value-type="string">
              <text:p text:style-name="P101">procedure X (…) ; <text:s/>function Y (…) ;</text:p>
            </table:table-cell>
          </table:table-row>
          <table:table-row>
            <table:table-cell table:style-name="Tableau1.A2" office:value-type="string">
              <text:p text:style-name="P99"/>
            </table:table-cell>
            <table:table-cell table:style-name="Tableau1.A2" office:value-type="string">
              <text:p text:style-name="P93">déclaration de package</text:p>
            </table:table-cell>
            <table:table-cell table:style-name="Tableau1.C2" office:value-type="string">
              <text:p text:style-name="P101">package X is … end X ;</text:p>
            </table:table-cell>
          </table:table-row>
          <table:table-row>
            <table:table-cell table:style-name="Tableau1.A2" office:value-type="string">
              <text:p text:style-name="P99"/>
            </table:table-cell>
            <table:table-cell table:style-name="Tableau1.A2" office:value-type="string">
              <text:p text:style-name="P93">déclaration de package ou sous-programme générique</text:p>
            </table:table-cell>
            <table:table-cell table:style-name="Tableau1.C2" office:value-type="string">
              <text:p text:style-name="P99"><text:span text:style-name="T22">generic … procedure G</text:span><text:span text:style-name="T23">P </text:span><text:span text:style-name="T22">( … ) ; <text:s text:c="4"/>generic … function </text:span><text:span text:style-name="T23">GF </text:span><text:span text:style-name="T22">( … ) ; <text:s text:c="4"/>generic … package </text:span><text:span text:style-name="T23">GP</text:span><text:span text:style-name="T22"> is … end </text:span><text:span text:style-name="T23">GP</text:span><text:span text:style-name="T22">;</text:span></text:p>
            </table:table-cell>
          </table:table-row>
          <table:table-row>
            <table:table-cell table:style-name="Tableau1.A2" office:value-type="string">
              <text:p text:style-name="P99"/>
            </table:table-cell>
            <table:table-cell table:style-name="Tableau1.A2" office:value-type="string">
              <text:p text:style-name="P93">instantiation de générique</text:p>
            </table:table-cell>
            <table:table-cell table:style-name="Tableau1.C2" office:value-type="string">
              <text:p text:style-name="P103">procedure IP is new GP ( … ) ; <text:s text:c="4"/>function IF is new GF ( … ) ; <text:s text:c="4"/>package IP is new GP ( … ) ;</text:p>
            </table:table-cell>
          </table:table-row>
          <table:table-row>
            <table:table-cell table:style-name="Tableau1.A2" office:value-type="string">
              <text:p text:style-name="P99"/>
            </table:table-cell>
            <table:table-cell table:style-name="Tableau1.A2" office:value-type="string">
              <text:p text:style-name="P93">corps de sous-programme</text:p>
            </table:table-cell>
            <table:table-cell table:style-name="Tableau1.C2" office:value-type="string">
              <text:p text:style-name="P99"><text:span text:style-name="T24">procedure P ( … ) is … begin … end P ; <text:s text:c="4"/>function F ( … ) is … begin … end F; <text:s text:c="4"/></text:span><text:a xlink:type="simple" xlink:href="#subprogram_body" text:style-name="Internet_20_link" text:visited-style-name="Visited_20_Internet_20_Link"><text:span text:style-name="T26">subprogram_body</text:span></text:a></text:p>
            </table:table-cell>
          </table:table-row>
          <table:table-row>
            <table:table-cell table:style-name="Tableau1.A2" office:value-type="string">
              <text:p text:style-name="P7">unité secondaire::=</text:p>
            </table:table-cell>
            <table:table-cell table:style-name="Tableau1.A2" office:value-type="string">
              <text:p text:style-name="P99"/>
            </table:table-cell>
            <table:table-cell table:style-name="Tableau1.C2" office:value-type="string">
              <text:p text:style-name="P99"/>
            </table:table-cell>
          </table:table-row>
          <table:table-row>
            <table:table-cell table:style-name="Tableau1.A2" office:value-type="string">
              <text:p text:style-name="P99"/>
            </table:table-cell>
            <table:table-cell table:style-name="Tableau1.A2" office:value-type="string">
              <text:p text:style-name="P93">corps d’unité de librairie</text:p>
            </table:table-cell>
            <table:table-cell table:style-name="Tableau1.C2" office:value-type="string">
              <text:p text:style-name="P100"><text:span text:style-name="T24">procedure P ( … ) is … begin … end P ; <text:s text:c="4"/>function F ( … ) is … begin … end F; <text:s text:c="3"/></text:span><text:span text:style-name="T25">package body K is … end K ;</text:span></text:p>
            </table:table-cell>
          </table:table-row>
          <table:table-row>
            <table:table-cell table:style-name="Tableau1.A2" office:value-type="string">
              <text:p text:style-name="P99"/>
            </table:table-cell>
            <table:table-cell table:style-name="Tableau1.A2" office:value-type="string">
              <text:p text:style-name="P93">sous-unité</text:p>
            </table:table-cell>
            <table:table-cell table:style-name="Tableau1.C2" office:value-type="string">
              <text:p text:style-name="P102">separate ( X ) package <text:span text:style-name="T30">body </text:span>Y is … end Y ;</text:p>
            </table:table-cell>
          </table:table-row>
        </table:table>
        <text:p text:style-name="P3"/>
        <text:p text:style-name="P5"><text:a xlink:type="simple" xlink:href="#compilation_unit" text:style-name="Internet_20_link" text:visited-style-name="Visited_20_Internet_20_Link">(retour)</text:a></text:p>
        <text:p text:style-name="P5"/>
        <text:p text:style-name="P5"/>
        <text:p text:style-name="P95"><text:bookmark-start text:name="explications_address"/>explications address :<text:bookmark-end text:name="explications_address"/></text:p>
        <text:p text:style-name="P9"/>
        <text:p text:style-name="P9">La clause d’adressage RM-13.5 <text:span text:style-name="T28">sert à imposer une adresse définie à un objet. Elle </text:span>s’écrit :</text:p>
        <text:p text:style-name="P9">for M<text:span text:style-name="T28">A_VARIABLE</text:span> use at …</text:p>
        <text:p text:style-name="P9"/>
        <text:p text:style-name="P9"><text:a xlink:type="simple" xlink:href="#address" text:style-name="Internet_20_link" text:visited-style-name="Visited_20_Internet_20_Link">(retour)</text:a></text:p>
        <text:p text:style-name="P9"/>
        <text:p text:style-name="P96"><text:bookmark-start text:name="explications_record_rep"/>explications record_rep :<text:bookmark-end text:name="explications_record_rep"/></text:p>
        <text:p text:style-name="P10"/>
        <text:p text:style-name="P10">La clause de représentation d’enregistrement <text:span text:style-name="T27">RM-13.4 </text:span>s’écrit :</text:p>
        <text:p text:style-name="P10"/>
        <text:p text:style-name="P10">for ENREGISTREMENT use record at mod …</text:p>
        <text:p text:style-name="P10"/>
        <text:p text:style-name="P11"><text:a xlink:type="simple" xlink:href="#record_rep" text:style-name="Internet_20_link" text:visited-style-name="Visited_20_Internet_20_Link">(retour)</text:a></text:p>
        <text:p text:style-name="P11"/>
        <text:p text:style-name="P11"/>
        <text:p text:style-name="P97"><text:bookmark-start text:name="explications _deferred_constant_decl "/>explications <text:s/>deferred_constant_decl :<text:bookmark-end text:name="explications _deferred_constant_decl "/></text:p>
        <text:p text:style-name="P81"/>
        <text:p text:style-name="P81">RM-7.4</text:p>
        <text:p text:style-name="P81"/>
        <text:p text:style-name="P81"><text:a xlink:type="simple" xlink:href="#deferred_constant_decl" text:style-name="Internet_20_link" text:visited-style-name="Visited_20_Internet_20_Link">(retour)</text:a></text:p>
        <text:p text:style-name="P81"/>
        <text:p text:style-name="P98"><text:bookmark-start text:name="explications_number_decl"/>explications number_decl :<text:bookmark-end text:name="explications_number_decl"/></text:p>
        <text:p text:style-name="P82">RM-3.2.2</text:p>
        <text:p text:style-name="P82"/>
        <text:p text:style-name="P82"><text:a xlink:type="simple" xlink:href="#number_decl" text:style-name="Internet_20_link" text:visited-style-name="Visited_20_Internet_20_Link">(retour)</text:a></text:p>
        <text:p text:style-name="P82"/>
        <text:p text:style-name="P82"/>
        <text:p text:style-name="P81"/>
        <text:p text:style-name="P81"><text:soft-page-break/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Condensed" svg:font-family="'DejaVu Sans Condensed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cm" style:writing-mode="page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ff0000" loext:opacity="100%" style:font-name="Liberation Mono1" fo:font-family="'Liberation Mono'" style:font-style-name="Normal" style:font-family-generic="modern" style:font-pitch="fixed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ff0000" loext:opacity="100%" style:font-name="Liberation Mono1" fo:font-family="'Liberation Mono'" style:font-style-name="Normal" style:font-family-generic="modern" style:font-pitch="fixed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fo:border="none" fo:padding="0.04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8T16:17:11.320828772</dc:date>
    <meta:editing-duration>P2DT19H2M33S</meta:editing-duration>
    <meta:editing-cycles>170</meta:editing-cycles>
    <meta:generator>LibreOffice/7.5.9.2$Linux_X86_64 LibreOffice_project/50$Build-2</meta:generator>
    <meta:document-statistic meta:table-count="1" meta:image-count="0" meta:object-count="0" meta:page-count="14" meta:paragraph-count="1395" meta:word-count="3649" meta:character-count="27843" meta:non-whitespace-character-count="24467"/>
  </office:meta>
</office:document-meta>
</file>